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0.227cm" fo:min-width="12.258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0.227cm" fo:min-width="12.9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96cm"/>
      <style:paragraph-properties style:writing-mode="lr-tb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2.055cm" fo:min-width="15.11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4.83cm" fo:min-width="5.43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cm" fo:min-width="0cm"/>
      <style:paragraph-properties style:writing-mode="lr-tb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.338cm" fo:min-width="2.993cm"/>
      <style:paragraph-properties style:writing-mode="lr-tb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1.338cm" fo:min-width="4.263cm"/>
      <style:paragraph-properties style:writing-mode="lr-tb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1.338cm" fo:min-width="2.04cm"/>
      <style:paragraph-properties style:writing-mode="lr-tb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1.338cm" fo:min-width="3.31cm"/>
      <style:paragraph-properties style:writing-mode="lr-tb"/>
    </style:style>
    <style:style style:name="gr13" style:family="graphic" style:parent-style-name="standard">
      <style:graphic-properties draw:marker-start="Arrowheads_20_1" draw:marker-start-width="0.3cm" draw:marker-end="Arrowheads_20_2" draw:marker-end-width="0.3cm" draw:textarea-vertical-align="middle"/>
    </style:style>
    <style:style style:name="gr14" style:family="graphic" style:parent-style-name="standard">
      <style:graphic-properties draw:marker-start="Arrowheads_20_3" draw:marker-start-width="0.3cm" draw:marker-end="Arrowheads_20_4" draw:marker-end-width="0.3cm" draw:textarea-vertical-align="middle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1.02cm" fo:min-width="1.405cm"/>
      <style:paragraph-properties style:writing-mode="lr-tb"/>
    </style:style>
    <style:style style:name="gr16" style:family="graphic" style:parent-style-name="standard">
      <style:graphic-properties draw:marker-start="Arrowheads_20_5" draw:marker-start-width="0.3cm" draw:marker-end="Arrowheads_20_6" draw:marker-end-width="0.3cm" draw:textarea-vertical-align="middle"/>
    </style:style>
    <style:style style:name="gr17" style:family="graphic" style:parent-style-name="standard">
      <style:graphic-properties draw:marker-start="Arrowheads_20_7" draw:marker-start-width="0.3cm" draw:marker-end="Arrowheads_20_8" draw:marker-end-width="0.3cm" draw:textarea-vertical-align="middle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objectwithoutfill">
      <style:graphic-properties draw:marker-end="Arrowheads_20_9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9cm"/>
      <style:paragraph-properties style:writing-mode="lr-tb"/>
    </style:style>
    <style:style style:name="gr21" style:family="graphic" style:parent-style-name="standard">
      <style:graphic-properties draw:fill-color="#00ff00" draw:textarea-horizontal-align="justify" draw:textarea-vertical-align="middle" draw:auto-grow-height="false" fo:min-height="0.385cm" fo:min-width="0.135cm"/>
      <style:paragraph-properties style:writing-mode="lr-tb"/>
    </style:style>
    <style:style style:name="gr22" style:family="graphic" style:parent-style-name="standard">
      <style:graphic-properties draw:fill-color="#00ff00" draw:textarea-horizontal-align="justify" draw:textarea-vertical-align="middle" draw:auto-grow-height="false" fo:min-height="0.385cm" fo:min-width="0.77cm"/>
      <style:paragraph-properties style:writing-mode="lr-tb"/>
    </style:style>
    <style:style style:name="gr23" style:family="graphic" style:parent-style-name="standard">
      <style:graphic-properties draw:fill-color="#00ff00" draw:textarea-horizontal-align="justify" draw:textarea-vertical-align="middle" draw:auto-grow-height="false" fo:min-height="0.068cm" fo:min-width="0.7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67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385cm" fo:min-width="0.453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2.145cm" fo:min-width="1.088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385cm" fo:min-width="0.77cm"/>
      <style:paragraph-properties style:writing-mode="lr-tb"/>
    </style:style>
    <style:style style:name="gr28" style:family="graphic" style:parent-style-name="standard">
      <style:graphic-properties draw:fill-color="#ffff00" draw:textarea-horizontal-align="justify" draw:textarea-vertical-align="middle" draw:auto-grow-height="false" fo:min-height="1.02cm" fo:min-width="0.453cm"/>
      <style:paragraph-properties style:writing-mode="lr-tb"/>
    </style:style>
    <style:style style:name="gr29" style:family="graphic" style:parent-style-name="standard">
      <style:graphic-properties draw:fill-color="#ffff00" draw:textarea-horizontal-align="justify" draw:textarea-vertical-align="middle" draw:auto-grow-height="false" fo:min-height="1.02cm" fo:min-width="0.77cm"/>
      <style:paragraph-properties style:writing-mode="lr-tb"/>
    </style:style>
    <style:style style:name="gr30" style:family="graphic" style:parent-style-name="standard">
      <style:graphic-properties draw:fill-color="#00ffff" draw:textarea-horizontal-align="justify" draw:textarea-vertical-align="middle" draw:auto-grow-height="false" fo:min-height="0.068cm" fo:min-width="0.453cm"/>
      <style:paragraph-properties style:writing-mode="lr-tb"/>
    </style:style>
    <style:style style:name="gr31" style:family="graphic" style:parent-style-name="objectwithoutfill">
      <style:graphic-properties draw:stroke="solid" svg:stroke-width="0.018cm" draw:marker-start-width="0.227cm" draw:marker-end="Arrowheads_20_10" draw:marker-end-width="0.327cm" draw:fill="none" draw:textarea-vertical-align="middle" fo:padding-top="0.134cm" fo:padding-bottom="0.134cm" fo:padding-left="0.259cm" fo:padding-right="0.259cm"/>
    </style:style>
    <style:style style:name="gr32" style:family="graphic" style:parent-style-name="objectwithoutfill">
      <style:graphic-properties draw:marker-end="Arrowheads_20_11" draw:marker-end-width="0.3cm" draw:fill="none" draw:textarea-vertical-align="middle"/>
    </style:style>
    <style:style style:name="gr33" style:family="graphic" style:parent-style-name="objectwithoutfill">
      <style:graphic-properties draw:marker-end="Arrowheads_20_12" draw:marker-end-width="0.3cm" draw:fill="none" draw:textarea-vertical-align="middle"/>
    </style:style>
    <style:style style:name="gr34" style:family="graphic" style:parent-style-name="objectwithoutfill">
      <style:graphic-properties draw:marker-end="Arrowheads_20_13" draw:marker-end-width="0.3cm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806cm"/>
      <style:paragraph-properties style:writing-mode="lr-tb"/>
    </style:style>
    <style:style style:name="gr36" style:family="graphic" style:parent-style-name="standard">
      <style:graphic-properties draw:fill-color="#ffff00" draw:textarea-horizontal-align="justify" draw:textarea-vertical-align="middle" draw:auto-grow-height="false" fo:min-height="0.068cm" fo:min-width="0.453cm"/>
      <style:paragraph-properties style:writing-mode="lr-tb"/>
    </style:style>
    <style:style style:name="gr37" style:family="graphic" style:parent-style-name="standard">
      <style:graphic-properties draw:fill="none" draw:fill-color="#ffff00" draw:textarea-horizontal-align="justify" draw:textarea-vertical-align="middle" draw:auto-grow-height="false" fo:min-height="1.337cm" fo:min-width="0.771cm"/>
      <style:paragraph-properties style:writing-mode="lr-tb"/>
    </style:style>
    <style:style style:name="gr38" style:family="graphic" style:parent-style-name="objectwithoutfill">
      <style:graphic-properties draw:marker-end="Arrowheads_20_14" draw:marker-end-width="0.3cm" draw:fill="none" draw:textarea-vertical-align="middle"/>
    </style:style>
    <style:style style:name="gr39" style:family="graphic" style:parent-style-name="objectwithoutfill">
      <style:graphic-properties draw:marker-end="Arrowheads_20_15" draw:marker-end-width="0.3cm" draw:fill="none" draw:textarea-vertical-align="middle"/>
    </style:style>
    <style:style style:name="gr40" style:family="graphic" style:parent-style-name="standard">
      <style:graphic-properties draw:fill-color="#729fcf" draw:textarea-horizontal-align="justify" draw:textarea-vertical-align="middle" draw:auto-grow-height="false" fo:min-height="0.385cm" fo:min-width="0.77cm"/>
      <style:paragraph-properties style:writing-mode="lr-tb"/>
    </style:style>
    <style:style style:name="gr41" style:family="graphic" style:parent-style-name="standard">
      <style:graphic-properties draw:fill-color="#00ffff" draw:textarea-horizontal-align="justify" draw:textarea-vertical-align="middle" draw:auto-grow-height="false" fo:min-height="0.385cm" fo:min-width="0.7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777cm"/>
      <style:paragraph-properties style:writing-mode="lr-tb"/>
    </style:style>
    <style:style style:name="gr43" style:family="graphic" style:parent-style-name="standard">
      <style:graphic-properties draw:fill-color="#ff81c0" draw:textarea-horizontal-align="justify" draw:textarea-vertical-align="middle" draw:auto-grow-height="false" fo:min-height="1.02cm" fo:min-width="3.628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5cm" fo:min-width="0.832cm"/>
      <style:paragraph-properties style:writing-mode="lr-tb"/>
    </style:style>
    <style:style style:name="gr45" style:family="graphic" style:parent-style-name="standard">
      <style:graphic-properties draw:fill-color="#ff81c0" draw:textarea-horizontal-align="justify" draw:textarea-vertical-align="middle" draw:auto-grow-height="false" fo:min-height="0.385cm" fo:min-width="0.453cm"/>
      <style:paragraph-properties style:writing-mode="lr-tb"/>
    </style:style>
    <style:style style:name="gr46" style:family="graphic" style:parent-style-name="standard">
      <style:graphic-properties draw:fill-color="#ff81c0" draw:textarea-horizontal-align="justify" draw:textarea-vertical-align="middle" draw:auto-grow-height="false" fo:min-height="0.068cm" fo:min-width="0.453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2cm" fo:min-width="1.183cm"/>
      <style:paragraph-properties style:writing-mode="lr-tb"/>
    </style:style>
    <style:style style:name="gr48" style:family="graphic" style:parent-style-name="standard">
      <style:graphic-properties draw:fill-color="#ff81c0" draw:textarea-horizontal-align="justify" draw:textarea-vertical-align="middle" draw:auto-grow-height="false" fo:min-height="1.02cm" fo:min-width="2.04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2.085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1.505cm"/>
      <style:paragraph-properties style:writing-mode="lr-tb"/>
    </style:style>
    <style:style style:name="gr51" style:family="graphic" style:parent-style-name="objectwithoutfill">
      <style:graphic-properties draw:marker-end="Arrowheads_20_18" draw:marker-end-width="0.3cm" draw:fill="none" draw:textarea-vertical-align="middle"/>
    </style:style>
    <style:style style:name="gr52" style:family="graphic" style:parent-style-name="objectwithoutfill">
      <style:graphic-properties draw:marker-end="Arrowheads_20_19" draw:marker-end-width="0.3cm" draw:fill="none" draw:textarea-vertical-align="middle"/>
    </style:style>
    <style:style style:name="gr53" style:family="graphic" style:parent-style-name="objectwithoutfill">
      <style:graphic-properties draw:marker-end="Arrowheads_20_20" draw:marker-end-width="0.3cm" draw:fill="none" draw:textarea-vertical-align="middle"/>
    </style:style>
    <style:style style:name="gr54" style:family="graphic" style:parent-style-name="standard">
      <style:graphic-properties draw:fill-color="#00ffff" draw:textarea-horizontal-align="justify" draw:textarea-vertical-align="middle" draw:auto-grow-height="false" fo:min-height="0.385cm" fo:min-width="0.453cm"/>
      <style:paragraph-properties style:writing-mode="lr-tb"/>
    </style:style>
    <style:style style:name="gr55" style:family="graphic" style:parent-style-name="standard">
      <style:graphic-properties draw:fill-color="#00ffff" draw:textarea-horizontal-align="justify" draw:textarea-vertical-align="middle" draw:auto-grow-height="false" fo:min-height="0.385cm" fo:min-width="2.675cm"/>
      <style:paragraph-properties style:writing-mode="lr-tb"/>
    </style:style>
    <style:style style:name="gr56" style:family="graphic" style:parent-style-name="standard">
      <style:graphic-properties draw:marker-start="Arrowheads_20_21" draw:marker-start-width="0.3cm" draw:marker-end="Arrowheads_20_22" draw:marker-end-width="0.3cm" draw:textarea-vertical-align="middle"/>
    </style:style>
    <style:style style:name="gr57" style:family="graphic" style:parent-style-name="standard">
      <style:graphic-properties draw:marker-start="Arrowheads_20_23" draw:marker-start-width="0.3cm" draw:marker-end="Arrowheads_20_24" draw:marker-end-width="0.3cm" draw:textarea-vertical-align="middle"/>
    </style:style>
    <style:style style:name="gr58" style:family="graphic" style:parent-style-name="standard">
      <style:graphic-properties draw:marker-start="Arrowheads_20_25" draw:marker-start-width="0.3cm" draw:marker-end="Arrowheads_20_26" draw:marker-end-width="0.3cm" draw:textarea-vertical-align="middle"/>
    </style:style>
    <style:style style:name="gr59" style:family="graphic" style:parent-style-name="standard">
      <style:graphic-properties draw:marker-start="Arrowheads_20_27" draw:marker-start-width="0.3cm" draw:textarea-vertical-align="middle"/>
    </style:style>
    <style:style style:name="gr60" style:family="graphic" style:parent-style-name="standard">
      <style:graphic-properties draw:marker-start="Arrowheads_20_28" draw:marker-start-width="0.3cm" draw:textarea-vertical-align="middle"/>
    </style:style>
    <style:style style:name="gr61" style:family="graphic" style:parent-style-name="standard">
      <style:graphic-properties draw:marker-start="Arrowheads_20_29" draw:marker-start-width="0.3cm" draw:textarea-vertical-align="middle"/>
    </style:style>
    <style:style style:name="gr62" style:family="graphic" style:parent-style-name="standard">
      <style:graphic-properties draw:marker-start="Arrowheads_20_30" draw:marker-start-width="0.3cm" draw:textarea-vertical-align="middl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1.043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916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942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421cm"/>
      <style:paragraph-properties style:writing-mode="lr-tb"/>
    </style:style>
    <style:style style:name="gr67" style:family="graphic" style:parent-style-name="standard">
      <style:graphic-properties draw:marker-start="Arrowheads_20_31" draw:marker-start-width="0.3cm" draw:textarea-vertical-align="middl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1.886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1.7cm"/>
      <style:paragraph-properties style:writing-mode="lr-tb"/>
    </style:style>
    <style:style style:name="gr70" style:family="graphic" style:parent-style-name="standard">
      <style:graphic-properties draw:textarea-horizontal-align="justify" draw:textarea-vertical-align="middle" draw:auto-grow-height="false" fo:min-height="0cm" fo:min-width="1.088cm"/>
      <style:paragraph-properties style:writing-mode="lr-tb"/>
    </style:style>
    <style:style style:name="gr71" style:family="graphic" style:parent-style-name="standard">
      <style:graphic-properties draw:textarea-horizontal-align="justify" draw:textarea-vertical-align="middle" draw:auto-grow-height="false" fo:min-height="0.068cm" fo:min-width="1.088cm"/>
      <style:paragraph-properties style:writing-mode="lr-tb"/>
    </style:style>
    <style:style style:name="gr72" style:family="graphic" style:parent-style-name="standard">
      <style:graphic-properties draw:textarea-horizontal-align="justify" draw:textarea-vertical-align="middle" draw:auto-grow-height="false" fo:min-height="0.067cm" fo:min-width="1.088cm"/>
      <style:paragraph-properties style:writing-mode="lr-tb"/>
    </style:style>
    <style:style style:name="gr73" style:family="graphic" style:parent-style-name="objectwithoutfill">
      <style:graphic-properties draw:marker-end="Arrowheads_20_32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  <style:text-properties fo:font-size="8pt"/>
    </style:style>
    <style:style style:name="P2" style:family="paragraph">
      <loext:graphic-properties draw:fill="none" draw:fill-color="#ffffff"/>
      <style:paragraph-properties style:writing-mode="lr-tb"/>
      <style:text-properties fo:font-size="8pt"/>
    </style:style>
    <style:style style:name="P3" style:family="paragraph">
      <style:paragraph-properties fo:text-align="center" style:writing-mode="lr-tb"/>
      <style:text-properties fo:font-size="8pt"/>
    </style:style>
    <style:style style:name="P4" style:family="paragraph">
      <loext:graphic-properties draw:fill="none"/>
      <style:paragraph-properties fo:text-align="center" style:writing-mode="lr-tb"/>
      <style:text-properties fo:font-size="8pt"/>
    </style:style>
    <style:style style:name="P5" style:family="paragraph">
      <style:paragraph-properties fo:text-align="center" style:writing-mode="lr-tb"/>
      <style:text-properties fo:font-size="8pt" style:font-size-asian="10pt" style:font-size-complex="10pt"/>
    </style:style>
    <style:style style:name="P6" style:family="paragraph">
      <loext:graphic-properties draw:fill="none"/>
      <style:paragraph-properties fo:text-align="center" style:writing-mode="lr-tb"/>
      <style:text-properties fo:font-size="8pt" style:font-size-asian="10pt" style:font-size-complex="10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  <style:text-properties fo:font-size="6pt" style:font-size-asian="10pt" style:font-size-complex="10pt"/>
    </style:style>
    <style:style style:name="P10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11" style:family="paragraph">
      <style:paragraph-properties fo:text-align="center" style:writing-mode="lr-tb"/>
      <style:text-properties fo:font-size="4pt" style:font-size-asian="4pt" style:font-size-complex="4pt"/>
    </style:style>
    <style:style style:name="P12" style:family="paragraph">
      <loext:graphic-properties draw:fill-color="#00ff00"/>
      <style:paragraph-properties fo:text-align="center" style:writing-mode="lr-tb"/>
      <style:text-properties fo:font-size="4pt" style:font-size-asian="4pt" style:font-size-complex="4pt"/>
    </style:style>
    <style:style style:name="P13" style:family="paragraph">
      <style:paragraph-properties fo:text-align="center" style:writing-mode="lr-tb"/>
      <style:text-properties fo:font-size="4pt"/>
    </style:style>
    <style:style style:name="P14" style:family="paragraph">
      <loext:graphic-properties draw:fill-color="#00ff00"/>
      <style:paragraph-properties fo:text-align="center" style:writing-mode="lr-tb"/>
      <style:text-properties fo:font-size="4pt"/>
    </style:style>
    <style:style style:name="P15" style:family="paragraph">
      <loext:graphic-properties draw:fill="none" draw:fill-color="#ffffff"/>
      <style:paragraph-properties style:writing-mode="lr-tb"/>
      <style:text-properties fo:font-size="4pt" style:font-size-asian="4pt" style:font-size-complex="4pt"/>
    </style:style>
    <style:style style:name="P16" style:family="paragraph">
      <loext:graphic-properties draw:fill-color="#ffff00"/>
      <style:paragraph-properties fo:text-align="center" style:writing-mode="lr-tb"/>
      <style:text-properties fo:font-size="4pt"/>
    </style:style>
    <style:style style:name="P17" style:family="paragraph">
      <loext:graphic-properties draw:fill-color="#00ffff"/>
      <style:paragraph-properties fo:text-align="center" style:writing-mode="lr-tb"/>
      <style:text-properties fo:font-size="4pt"/>
    </style:style>
    <style:style style:name="P18" style:family="paragraph">
      <loext:graphic-properties draw:fill="none" draw:fill-color="#ffff00"/>
      <style:paragraph-properties fo:text-align="center" style:writing-mode="lr-tb"/>
      <style:text-properties fo:font-size="4pt"/>
    </style:style>
    <style:style style:name="P19" style:family="paragraph">
      <loext:graphic-properties draw:fill-color="#729fcf"/>
      <style:paragraph-properties fo:text-align="center" style:writing-mode="lr-tb"/>
      <style:text-properties fo:font-size="4pt"/>
    </style:style>
    <style:style style:name="P20" style:family="paragraph">
      <loext:graphic-properties draw:fill-color="#ff81c0"/>
      <style:paragraph-properties fo:text-align="center" style:writing-mode="lr-tb"/>
      <style:text-properties fo:font-size="4pt"/>
    </style:style>
    <style:style style:name="T1" style:family="text">
      <style:text-properties fo:font-size="8pt"/>
    </style:style>
    <style:style style:name="T2" style:family="text">
      <style:text-properties fo:font-size="8pt" style:font-size-asian="10pt" style:font-size-complex="10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4pt" style:font-size-asian="4pt" style:font-size-complex="4pt"/>
    </style:style>
    <style:style style:name="T5" style:family="text">
      <style:text-properties fo:font-size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58cm" svg:height="10.477cm" svg:x="1.82cm" svg:y="2.4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41cm" svg:height="10.477cm" svg:x="14.895cm" svg:y="2.44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851cm" svg:height="0.569cm" svg:x="8.228cm" svg:y="2.442cm">
          <draw:text-box>
            <text:p><text:span text:style-name="T1">C</text:span><text:span text:style-name="T1">P</text:span><text:span text:style-name="T1">U</text:span><text:span text:style-name="T1"> </text:span><text:span text:style-name="T1">C</text:span><text:span text:style-name="T1">O</text:span><text:span text:style-name="T1">R</text:span><text:span text:style-name="T1">E</text:span></text:p>
          </draw:text-box>
        </draw:frame>
        <draw:frame draw:style-name="gr4" draw:text-style-name="P2" draw:layer="layout" svg:width="1.996cm" svg:height="0.569cm" svg:x="17.394cm" svg:y="2.442cm">
          <draw:text-box>
            <text:p><text:span text:style-name="T1">C</text:span><text:span text:style-name="T1">P</text:span><text:span text:style-name="T1">U</text:span><text:span text:style-name="T1"> </text:span><text:span text:style-name="T1">C</text:span><text:span text:style-name="T1">O</text:span><text:span text:style-name="T1">R</text:span><text:span text:style-name="T1">E</text:span></text:p>
          </draw:text-box>
        </draw:frame>
        <draw:custom-shape draw:style-name="gr5" draw:text-style-name="P1" draw:layer="layout" svg:width="15.616cm" svg:height="12.305cm" svg:x="0.867cm" svg:y="18.857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2.065cm" svg:height="3.095cm" svg:x="6.323cm" svg:y="19.032cm">
          <draw:text-box>
            <text:p><text:span text:style-name="T1">G</text:span><text:span text:style-name="T1">P</text:span><text:span text:style-name="T1">U</text:span><text:span text:style-name="T1"><text:line-break/></text:span><text:span text:style-name="T1">(</text:span><text:span text:style-name="T1">G</text:span><text:span text:style-name="T1">r</text:span><text:span text:style-name="T1">a</text:span><text:span text:style-name="T1">p</text:span><text:span text:style-name="T1">h</text:span><text:span text:style-name="T1">i</text:span><text:span text:style-name="T1">c</text:span><text:span text:style-name="T1"> </text:span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i</text:span><text:span text:style-name="T1">n</text:span><text:span text:style-name="T1">g</text:span><text:span text:style-name="T1"> </text:span><text:span text:style-name="T1">U</text:span><text:span text:style-name="T1">n</text:span><text:span text:style-name="T1">it</text:span><text:span text:style-name="T1">)</text:span></text:p>
          </draw:text-box>
        </draw:frame>
        <draw:custom-shape draw:style-name="gr7" draw:text-style-name="P1" draw:layer="layout" svg:width="5.937cm" svg:height="5.08cm" svg:x="17.118cm" svg:y="22.127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9.684cm" svg:height="1.19cm" svg:x="17.118cm" svg:y="22.524cm">
          <draw:text-box>
            <text:p><text:span text:style-name="T1">P</text:span><text:span text:style-name="T1">P</text:span><text:span text:style-name="T1">U</text:span><text:span text:style-name="T1"><text:line-break/></text:span><text:span text:style-name="T1">(</text:span><text:span text:style-name="T1">P</text:span><text:span text:style-name="T1">i</text:span><text:span text:style-name="T1">x</text:span><text:span text:style-name="T1">e</text:span><text:span text:style-name="T1">l </text:span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i</text:span><text:span text:style-name="T1">n</text:span><text:span text:style-name="T1">g</text:span><text:span text:style-name="T1"> </text:span><text:span text:style-name="T1">U</text:span><text:span text:style-name="T1">n</text:span><text:span text:style-name="T1">it</text:span><text:span text:style-name="T1">)</text:span></text:p>
          </draw:text-box>
        </draw:frame>
        <draw:custom-shape draw:style-name="gr9" draw:text-style-name="P4" draw:layer="layout" svg:width="3.493cm" svg:height="1.588cm" svg:x="8.545cm" svg:y="15.142cm">
          <text:p text:style-name="P3"><text:span text:style-name="T1">IO controller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493cm" svg:height="1.588cm" svg:x="12.673cm" svg:y="15.142cm">
          <text:p text:style-name="P3"><text:span text:style-name="T1">RAM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763cm" svg:height="1.588cm" svg:x="16.8cm" svg:y="15.141cm">
          <text:p text:style-name="P3"><text:span text:style-name="T1">Drive controller</text:span><text:span text:style-name="T1"><text:line-break/></text:span><text:span text:style-name="T1">(SD / USB / SATA)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.54cm" svg:height="1.588cm" svg:x="21.88cm" svg:y="15.141cm">
          <text:p text:style-name="P3"><text:span text:style-name="T1">Flash memory or</text:span><text:span text:style-name="T1"><text:line-break/></text:span><text:span text:style-name="T1">SD card or</text:span><text:span text:style-name="T1"><text:line-break/></text:span><text:span text:style-name="T1">Disk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763cm" svg:height="1.588cm" svg:x="6.005cm" svg:y="17.046cm">
          <text:p text:style-name="P5"><text:span text:style-name="T2">Sound Inferface – SIF</text:span><text:span text:style-name="T2"><text:line-break/></text:span><text:span text:style-name="T2">16 channels PCM/ADPCM</text:span><text:span text:style-name="T2"><text:line-break/></text:span><text:span text:style-name="T2">44KHz</text:span><text:span text:style-name="T2"><text:line-break/></text:span><text:span text:style-name="T2">Pulse Code Modula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3.81cm" svg:height="1.588cm" svg:x="11.085cm" svg:y="17.046cm">
          <text:p text:style-name="P5"><text:span text:style-name="T2">GIF Graphic Interface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3.81cm" svg:height="1.588cm" svg:x="17.118cm" svg:y="18.951cm">
          <text:p text:style-name="P5"><text:span text:style-name="T2">L2 Cache buffer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3.81cm" svg:height="1.588cm" svg:x="22.272cm" svg:y="16.875cm">
          <text:p text:style-name="P5"><text:span text:style-name="T2">L2 <text:s/>memory</text:span><text:span text:style-name="T2"><text:line-break/></text:span><text:span text:style-name="T2">SPM Scratchpad</text:span><text:span text:style-name="T2"><text:line-break/></text:span><text:span text:style-name="T2">512KiB</text:span><text:span text:style-name="T2"><text:line-break/></text:span><text:span text:style-name="T2">No coherence</text:span></text:p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16.165cm" svg:y1="24.984cm" svg:x2="17.435cm" svg:y2="24.984cm">
          <text:p/>
        </draw:line>
        <draw:line draw:style-name="gr14" draw:text-style-name="P7" draw:layer="layout" svg:x1="19.023cm" svg:y1="20.539cm" svg:x2="19.023cm" svg:y2="22.127cm">
          <text:p/>
        </draw:line>
        <draw:custom-shape draw:style-name="gr15" draw:text-style-name="P4" draw:layer="layout" svg:width="1.905cm" svg:height="1.27cm" svg:x="20.928cm" svg:y="22.762cm">
          <text:p text:style-name="P3"><text:span text:style-name="T1">L1 Cache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.905cm" svg:height="1.27cm" svg:x="17.435cm" svg:y="24.349cm">
          <text:p text:style-name="P3"><text:span text:style-name="T1">Buffer</text:span></text:p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15.848cm" svg:y1="16.729cm" svg:x2="19.023cm" svg:y2="18.952cm">
          <text:p/>
        </draw:line>
        <draw:line draw:style-name="gr17" draw:text-style-name="P7" draw:layer="layout" svg:x1="16.165cm" svg:y1="18.952cm" svg:x2="15.53cm" svg:y2="16.729cm">
          <text:p/>
        </draw:line>
        <draw:line draw:style-name="gr18" draw:text-style-name="P8" draw:layer="layout" svg:x1="12.99cm" svg:y1="18.317cm" svg:x2="13.308cm" svg:y2="19.269cm">
          <text:p/>
        </draw:line>
        <draw:line draw:style-name="gr18" draw:text-style-name="P8" draw:layer="layout" svg:x1="13.625cm" svg:y1="17.364cm" svg:x2="13.625cm" svg:y2="16.412cm">
          <text:p/>
        </draw:line>
        <draw:line draw:style-name="gr18" draw:text-style-name="P8" draw:layer="layout" svg:x1="14.578cm" svg:y1="17.682cm" svg:x2="22.272cm" svg:y2="17.827cm">
          <text:p/>
        </draw:line>
        <draw:line draw:style-name="gr19" draw:text-style-name="P8" draw:layer="layout" svg:x1="13.308cm" svg:y1="15.777cm" svg:x2="10.45cm" svg:y2="17.364cm">
          <text:p/>
        </draw:line>
        <draw:line draw:style-name="gr18" draw:text-style-name="P8" draw:layer="layout" svg:x1="10.45cm" svg:y1="16.412cm" svg:x2="10.45cm" svg:y2="19.269cm">
          <text:p/>
        </draw:line>
        <draw:custom-shape draw:style-name="gr12" draw:text-style-name="P6" draw:layer="layout" svg:width="3.81cm" svg:height="1.588cm" svg:x="12.038cm" svg:y="13.237cm">
          <text:p text:style-name="P5"><text:span text:style-name="T2">Thread SPM</text:span><text:span text:style-name="T2"><text:line-break/></text:span><text:span text:style-name="T2">8KiB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2.54cm" svg:height="1.588cm" svg:x="8.228cm" svg:y="3.394cm">
          <text:p/>
          <draw:enhanced-geometry svg:viewBox="0 0 21600 21600" draw:type="rectangle" draw:enhanced-path="M 0 0 L 21600 0 21600 21600 0 21600 0 0 Z N"/>
        </draw:custom-shape>
        <draw:frame draw:style-name="gr20" draw:text-style-name="P10" draw:layer="layout" svg:width="1.569cm" svg:height="0.489cm" svg:x="8.564cm" svg:y="3.077cm">
          <draw:text-box>
            <text:p><text:span text:style-name="T3">L</text:span><text:span text:style-name="T3">1 </text:span><text:span text:style-name="T3">M</text:span><text:span text:style-name="T3">e</text:span><text:span text:style-name="T3">m</text:span><text:span text:style-name="T3">o</text:span><text:span text:style-name="T3">r</text:span><text:span text:style-name="T3">y</text:span></text:p>
          </draw:text-box>
        </draw:frame>
        <draw:custom-shape draw:style-name="gr21" draw:text-style-name="P12" draw:layer="layout" svg:width="0.635cm" svg:height="0.635cm" svg:x="8.546cm" svg:y="3.712cm">
          <text:p text:style-name="P11"><text:span text:style-name="T4">64Kio</text:span><text:span text:style-name="T4"><text:line-break/></text:span><text:span text:style-name="T4">4 way</text:span></text:p>
          <text:p text:style-name="P11"><text:span text:style-name="T4">1024B line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1.27cm" svg:height="0.635cm" svg:x="9.498cm" svg:y="3.712cm">
          <text:p text:style-name="P11"><text:span text:style-name="T4">1 emulated</text:span><text:span text:style-name="T4"><text:line-break/></text:span><text:span text:style-name="T4">instruction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27cm" svg:height="0.318cm" svg:x="8.863cm" svg:y="4.347cm">
          <text:p text:style-name="P13"><text:span text:style-name="T5">MUX</text:span></text:p>
          <draw:enhanced-geometry svg:viewBox="0 0 21600 21600" draw:type="rectangle" draw:enhanced-path="M 0 0 L 21600 0 21600 21600 0 21600 0 0 Z N"/>
        </draw:custom-shape>
        <draw:line draw:style-name="gr18" draw:text-style-name="P8" draw:layer="layout" svg:x1="9.498cm" svg:y1="4.664cm" svg:x2="9.498cm" svg:y2="4.982cm">
          <text:p/>
        </draw:line>
        <draw:line draw:style-name="gr18" draw:text-style-name="P8" draw:layer="layout" svg:x1="10.133cm" svg:y1="4.664cm" svg:x2="10.451cm" svg:y2="4.347cm">
          <text:p/>
        </draw:line>
        <draw:line draw:style-name="gr18" draw:text-style-name="P8" draw:layer="layout" svg:x1="10.133cm" svg:y1="3.712cm" svg:x2="10.525cm" svg:y2="3.222cm">
          <text:p/>
        </draw:line>
        <draw:frame draw:style-name="gr24" draw:text-style-name="P15" draw:layer="layout" svg:width="1.175cm" svg:height="0.408cm" svg:x="10.207cm" svg:y="3.132cm">
          <draw:text-box>
            <text:p><text:span text:style-name="T4">W</text:span><text:span text:style-name="T4">rit</text:span><text:span text:style-name="T4">e </text:span><text:span text:style-name="T4">E</text:span><text:span text:style-name="T4">m</text:span><text:span text:style-name="T4">ul</text:span></text:p>
          </draw:text-box>
        </draw:frame>
        <draw:custom-shape draw:style-name="gr25" draw:text-style-name="P13" draw:layer="layout" svg:width="0.953cm" svg:height="0.635cm" svg:x="9.815cm" svg:y="5.299cm">
          <text:p text:style-name="P13"><text:span text:style-name="T5">Identify</text:span><text:span text:style-name="T5"><text:line-break/></text:span><text:span text:style-name="T5">execution</text:span></text:p>
          <text:p text:style-name="P13"><text:span text:style-name="T5">unit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8.228cm" svg:y="5.299cm">
          <text:p text:style-name="P13"><text:span text:style-name="T5">Identify</text:span><text:span text:style-name="T5"><text:line-break/></text:span><text:span text:style-name="T5">execution</text:span></text:p>
          <text:p text:style-name="P13"><text:span text:style-name="T5">unit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588cm" svg:height="2.395cm" svg:x="12.99cm" svg:y="3.857cm">
          <text:p text:style-name="P13"><text:span text:style-name="T5">Branch Unit</text:span><text:span text:style-name="T5"><text:line-break/></text:span><text:span text:style-name="T5">(BRU)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10.71cm" svg:y="6.397cm">
          <text:p text:style-name="P13"><text:span text:style-name="T5">Decode ALU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9.758cm" svg:y="6.397cm">
          <text:p text:style-name="P13"><text:span text:style-name="T5">Decode ALU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11.662cm" svg:y="6.397cm">
          <text:p text:style-name="P13"><text:span text:style-name="T5">Decode</text:span><text:span text:style-name="T5"><text:line-break/></text:span><text:span text:style-name="T5">MUL/DIV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8.805cm" svg:y="6.397cm">
          <text:p text:style-name="P13"><text:span text:style-name="T5">Decode LSU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6.9cm" svg:y="6.397cm">
          <text:p text:style-name="P13"><text:span text:style-name="T5">Decode DMA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5.948cm" svg:y="6.397cm">
          <text:p text:style-name="P13"><text:span text:style-name="T5">Decode CMP</text:span><text:span text:style-name="T5"><text:line-break/></text:span><text:span text:style-name="T5">(Part of ALU0)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7.853cm" svg:y="6.397cm">
          <text:p text:style-name="P13"><text:span text:style-name="T5">Decode LSU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4.995cm" svg:y="6.397cm">
          <text:p text:style-name="P13"><text:span text:style-name="T5">Decode EFU</text:span></text:p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1.27cm" svg:height="0.635cm" svg:x="3.726cm" svg:y="6.397cm">
          <text:p text:style-name="P13"><text:span text:style-name="T5">Decode FPU-D</text:span></text:p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1.27cm" svg:height="0.635cm" svg:x="2.456cm" svg:y="6.397cm">
          <text:p text:style-name="P13"><text:span text:style-name="T5">Decode VFPU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9.758cm" svg:y="7.35cm">
          <text:p text:style-name="P13"><text:span text:style-name="T5">ALU</text:span><text:span text:style-name="T5"><text:line-break/></text:span><text:span text:style-name="T5">Arithmetic</text:span><text:span text:style-name="T5"><text:line-break/></text:span><text:span text:style-name="T5">Logic</text:span><text:span text:style-name="T5"><text:line-break/></text:span><text:span text:style-name="T5">Unit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11.662cm" svg:y="7.35cm">
          <text:p text:style-name="P13"><text:span text:style-name="T5">MUL/DIV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6.9cm" svg:y="7.35cm">
          <text:p text:style-name="P13"><text:span text:style-name="T5">DMA</text:span><text:span text:style-name="T5"><text:line-break/></text:span><text:span text:style-name="T5">Direct memory</text:span><text:span text:style-name="T5"><text:line-break/></text:span><text:span text:style-name="T5">access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5.948cm" svg:y="7.35cm">
          <text:p text:style-name="P13"><text:span text:style-name="T5">CMP</text:span><text:span text:style-name="T5"><text:line-break/></text:span><text:span text:style-name="T5">Compare</text:span><text:span text:style-name="T5"><text:line-break/></text:span><text:span text:style-name="T5">(Part of ALU0)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7.853cm" svg:y="7.35cm">
          <text:p text:style-name="P13"><text:span text:style-name="T5">LSU</text:span><text:span text:style-name="T5"><text:line-break/></text:span><text:span text:style-name="T5">Load Store Unit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4.995cm" svg:y="7.35cm">
          <text:p text:style-name="P13"><text:span text:style-name="T5">EFU</text:span><text:span text:style-name="T5"><text:line-break/></text:span><text:span text:style-name="T5">Element</text:span></text:p>
          <text:p text:style-name="P13"><text:span text:style-name="T5">Function</text:span><text:span text:style-name="T5"><text:line-break/></text:span><text:span text:style-name="T5">Unit</text:span><text:span text:style-name="T5"><text:line-break/></text:span><text:span text:style-name="T5"><text:line-break/></text:span><text:span text:style-name="T5">DIV/SQRT</text:span><text:span text:style-name="T5"><text:line-break/></text:span><text:span text:style-name="T5">for Float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.27cm" svg:height="1.27cm" svg:x="3.726cm" svg:y="7.35cm">
          <text:p text:style-name="P13"><text:span text:style-name="T5">FPU-D</text:span></text:p>
          <text:p text:style-name="P13"><text:span text:style-name="T5">Floating point unit</text:span><text:span text:style-name="T5"><text:line-break/></text:span><text:span text:style-name="T5">double precision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.27cm" svg:height="1.27cm" svg:x="2.456cm" svg:y="7.35cm">
          <text:p text:style-name="P13"><text:span text:style-name="T5">VFPU</text:span><text:span text:style-name="T5"><text:line-break/></text:span><text:span text:style-name="T5">Vector Floating</text:span><text:span text:style-name="T5"><text:line-break/></text:span><text:span text:style-name="T5">Point Unit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8.806cm" svg:y="7.35cm">
          <text:p text:style-name="P13"><text:span text:style-name="T5">LSU</text:span><text:span text:style-name="T5"><text:line-break/></text:span><text:span text:style-name="T5">Load Store Unit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10.71cm" svg:y="7.35cm">
          <text:p text:style-name="P13"><text:span text:style-name="T5">ALU</text:span><text:span text:style-name="T5"><text:line-break/></text:span><text:span text:style-name="T5">Arithmetic</text:span><text:span text:style-name="T5"><text:line-break/></text:span><text:span text:style-name="T5">Logic</text:span><text:span text:style-name="T5"><text:line-break/></text:span><text:span text:style-name="T5">Unit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953cm" svg:height="0.318cm" svg:x="10.709cm" svg:y="8.937cm">
          <text:p text:style-name="P13"><text:span text:style-name="T5">P Q registers</text:span></text:p>
          <draw:enhanced-geometry svg:viewBox="0 0 21600 21600" draw:type="rectangle" draw:enhanced-path="M 0 0 L 21600 0 21600 21600 0 21600 0 0 Z N"/>
        </draw:custom-shape>
        <draw:line draw:style-name="gr31" draw:text-style-name="P8" draw:layer="layout" svg:x1="11.98cm" svg:y1="8.62cm" svg:x2="11.662cm" svg:y2="8.937cm">
          <text:p/>
        </draw:line>
        <draw:line draw:style-name="gr32" draw:text-style-name="P8" draw:layer="layout" svg:x1="11.027cm" svg:y1="8.937cm" svg:x2="11.027cm" svg:y2="8.62cm">
          <text:p/>
        </draw:line>
        <draw:line draw:style-name="gr33" draw:text-style-name="P8" draw:layer="layout" svg:x1="10.71cm" svg:y1="8.937cm" svg:x2="10.075cm" svg:y2="8.62cm">
          <text:p/>
        </draw:line>
        <draw:custom-shape draw:style-name="gr30" draw:text-style-name="P17" draw:layer="layout" svg:width="0.953cm" svg:height="0.318cm" svg:x="9.122cm" svg:y="9.572cm">
          <text:p text:style-name="P13"><text:span text:style-name="T5">Loop register</text:span></text:p>
          <draw:enhanced-geometry svg:viewBox="0 0 21600 21600" draw:type="rectangle" draw:enhanced-path="M 0 0 L 21600 0 21600 21600 0 21600 0 0 Z N"/>
        </draw:custom-shape>
        <draw:line draw:style-name="gr34" draw:text-style-name="P8" draw:layer="layout" svg:x1="10.075cm" svg:y1="8.62cm" svg:x2="10.075cm" svg:y2="9.572cm">
          <text:p/>
        </draw:line>
        <draw:line draw:style-name="gr18" draw:text-style-name="P8" draw:layer="layout" svg:x1="13.567cm" svg:y1="6.397cm" svg:x2="13.567cm" svg:y2="6.08cm">
          <text:p/>
        </draw:line>
        <draw:frame draw:style-name="gr35" draw:text-style-name="P15" draw:layer="layout" svg:width="1.306cm" svg:height="0.408cm" svg:x="13.25cm" svg:y="6.307cm">
          <draw:text-box>
            <text:p><text:span text:style-name="T4">Loop register</text:span></text:p>
          </draw:text-box>
        </draw:frame>
        <draw:custom-shape draw:style-name="gr36" draw:text-style-name="P16" draw:layer="layout" svg:width="0.953cm" svg:height="0.318cm" svg:x="10.709cm" svg:y="8.302cm">
          <text:p text:style-name="P13"><text:span text:style-name="T5">ACCU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0.953cm" svg:height="0.318cm" svg:x="9.757cm" svg:y="8.302cm">
          <text:p text:style-name="P13"><text:span text:style-name="T5">ACCU</text:span></text:p>
          <draw:enhanced-geometry svg:viewBox="0 0 21600 21600" draw:type="rectangle" draw:enhanced-path="M 0 0 L 21600 0 21600 21600 0 21600 0 0 Z N"/>
        </draw:custom-shape>
        <draw:custom-shape draw:style-name="gr37" draw:text-style-name="P18" draw:layer="layout" svg:width="1.271cm" svg:height="1.587cm" svg:x="12.932cm" svg:y="7.985cm">
          <text:p/>
          <draw:enhanced-geometry svg:viewBox="0 0 21600 21600" draw:type="rectangle" draw:enhanced-path="M 0 0 L 21600 0 21600 21600 0 21600 0 0 Z N"/>
        </draw:custom-shape>
        <draw:line draw:style-name="gr38" draw:text-style-name="P8" draw:layer="layout" svg:x1="12.615cm" svg:y1="7.032cm" svg:x2="13.885cm" svg:y2="7.985cm">
          <text:p/>
        </draw:line>
        <draw:line draw:style-name="gr39" draw:text-style-name="P8" draw:layer="layout" svg:x1="12.932cm" svg:y1="7.985cm" svg:x2="12.297cm" svg:y2="7.35cm">
          <text:p/>
        </draw:line>
        <draw:custom-shape draw:style-name="gr40" draw:text-style-name="P19" draw:layer="layout" svg:width="1.27cm" svg:height="0.635cm" svg:x="12.932cm" svg:y="8.302cm">
          <text:p text:style-name="P13"><text:span text:style-name="T5">Register read</text:span></text:p>
          <draw:enhanced-geometry svg:viewBox="0 0 21600 21600" draw:type="rectangle" draw:enhanced-path="M 0 0 L 21600 0 21600 21600 0 21600 0 0 Z N"/>
        </draw:custom-shape>
        <draw:custom-shape draw:style-name="gr41" draw:text-style-name="P17" draw:layer="layout" svg:width="1.27cm" svg:height="0.635cm" svg:x="12.932cm" svg:y="8.937cm">
          <text:p text:style-name="P13"><text:span text:style-name="T5">Register Write</text:span></text:p>
          <draw:enhanced-geometry svg:viewBox="0 0 21600 21600" draw:type="rectangle" draw:enhanced-path="M 0 0 L 21600 0 21600 21600 0 21600 0 0 Z N"/>
        </draw:custom-shape>
        <draw:frame draw:style-name="gr42" draw:text-style-name="P15" draw:layer="layout" svg:width="1.277cm" svg:height="0.408cm" svg:x="12.932cm" svg:y="7.985cm">
          <draw:text-box>
            <text:p><text:span text:style-name="T4">Register File</text:span></text:p>
          </draw:text-box>
        </draw:frame>
        <draw:frame draw:style-name="gr24" draw:text-style-name="P15" draw:layer="layout" svg:width="1.175cm" svg:height="0.408cm" svg:x="10.075cm" svg:y="9.572cm">
          <draw:text-box>
            <text:p><text:span text:style-name="T4">W</text:span><text:span text:style-name="T4">rit</text:span><text:span text:style-name="T4">e </text:span><text:span text:style-name="T4">E</text:span><text:span text:style-name="T4">m</text:span><text:span text:style-name="T4">ul</text:span></text:p>
          </draw:text-box>
        </draw:frame>
        <draw:custom-shape draw:style-name="gr43" draw:text-style-name="P20" draw:layer="layout" svg:width="4.128cm" svg:height="1.27cm" svg:x="7.852cm" svg:y="10.207cm">
          <text:p/>
          <draw:enhanced-geometry svg:viewBox="0 0 21600 21600" draw:type="rectangle" draw:enhanced-path="M 0 0 L 21600 0 21600 21600 0 21600 0 0 Z N"/>
        </draw:custom-shape>
        <draw:frame draw:style-name="gr44" draw:text-style-name="P15" draw:layer="layout" svg:width="1.332cm" svg:height="0.565cm" svg:x="8.265cm" svg:y="10.117cm">
          <draw:text-box>
            <text:p><text:span text:style-name="T4">D</text:span><text:span text:style-name="T4">at</text:span><text:span text:style-name="T4">a </text:span><text:span text:style-name="T4">m</text:span><text:span text:style-name="T4">e</text:span><text:span text:style-name="T4">m</text:span><text:span text:style-name="T4">or</text:span><text:span text:style-name="T4">y</text:span></text:p>
            <text:p><text:span text:style-name="T4">(</text:span><text:span text:style-name="T4">M</text:span><text:span text:style-name="T4">E</text:span><text:span text:style-name="T4">M</text:span><text:span text:style-name="T4">)</text:span></text:p>
          </draw:text-box>
        </draw:frame>
        <draw:custom-shape draw:style-name="gr45" draw:text-style-name="P20" draw:layer="layout" svg:width="0.953cm" svg:height="0.635cm" svg:x="7.852cm" svg:y="10.842cm">
          <text:p text:style-name="P13"><text:span text:style-name="T5">ScratchPad</text:span><text:span text:style-name="T5"><text:line-break/></text:span><text:span text:style-name="T5">Memory</text:span><text:span text:style-name="T5"><text:line-break/></text:span><text:span text:style-name="T5">32Kio</text:span></text:p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0.953cm" svg:height="0.635cm" svg:x="8.805cm" svg:y="10.842cm">
          <text:p text:style-name="P13"><text:span text:style-name="T5">4 way set</text:span></text:p>
          <text:p text:style-name="P13"><text:span text:style-name="T5">Associative</text:span><text:span text:style-name="T5"><text:line-break/></text:span><text:span text:style-name="T5">32kio</text:span><text:span text:style-name="T5"><text:line-break/></text:span><text:span text:style-name="T5">RW – 128B line</text:span></text:p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0.953cm" svg:height="0.635cm" svg:x="9.757cm" svg:y="10.842cm">
          <text:p text:style-name="P13"><text:span text:style-name="T5">4 way set</text:span></text:p>
          <text:p text:style-name="P13"><text:span text:style-name="T5">Associative</text:span><text:span text:style-name="T5"><text:line-break/></text:span><text:span text:style-name="T5">32kio</text:span><text:span text:style-name="T5"><text:line-break/></text:span><text:span text:style-name="T5">R – 128B line</text:span></text:p>
          <draw:enhanced-geometry svg:viewBox="0 0 21600 21600" draw:type="rectangle" draw:enhanced-path="M 0 0 L 21600 0 21600 21600 0 21600 0 0 Z N"/>
        </draw:custom-shape>
        <draw:custom-shape draw:style-name="gr46" draw:text-style-name="P20" draw:layer="layout" svg:width="0.953cm" svg:height="0.318cm" svg:x="9.122cm" svg:y="11.477cm">
          <text:p text:style-name="P13"><text:span text:style-name="T5">Coherence</text:span></text:p>
          <draw:enhanced-geometry svg:viewBox="0 0 21600 21600" draw:type="rectangle" draw:enhanced-path="M 0 0 L 21600 0 21600 21600 0 21600 0 0 Z N"/>
        </draw:custom-shape>
        <draw:frame draw:style-name="gr47" draw:text-style-name="P15" draw:layer="layout" svg:width="1.683cm" svg:height="0.722cm" svg:x="10.392cm" svg:y="10.277cm">
          <draw:text-box>
            <text:p><text:span text:style-name="T4">M</text:span><text:span text:style-name="T4">e</text:span><text:span text:style-name="T4">m</text:span><text:span text:style-name="T4">or</text:span><text:span text:style-name="T4">y </text:span><text:span text:style-name="T4">b</text:span><text:span text:style-name="T4">a</text:span><text:span text:style-name="T4">n</text:span><text:span text:style-name="T4">k</text:span><text:span text:style-name="T4">s </text:span><text:span text:style-name="T4">ar</text:span><text:span text:style-name="T4">e</text:span><text:span text:style-name="T4"><text:line-break/></text:span><text:span text:style-name="T4">m</text:span><text:span text:style-name="T4">a</text:span><text:span text:style-name="T4">p</text:span><text:span text:style-name="T4">p</text:span><text:span text:style-name="T4">e</text:span><text:span text:style-name="T4">d </text:span><text:span text:style-name="T4">at </text:span><text:span text:style-name="T4">dif</text:span><text:span text:style-name="T4">fe</text:span><text:span text:style-name="T4">re</text:span><text:span text:style-name="T4">nt</text:span><text:span text:style-name="T4"><text:line-break/></text:span><text:span text:style-name="T4">a</text:span><text:span text:style-name="T4">d</text:span><text:span text:style-name="T4">dr</text:span><text:span text:style-name="T4">e</text:span><text:span text:style-name="T4">s</text:span><text:span text:style-name="T4">s</text:span><text:span text:style-name="T4">e</text:span><text:span text:style-name="T4">s</text:span></text:p>
          </draw:text-box>
        </draw:frame>
        <draw:custom-shape draw:style-name="gr48" draw:text-style-name="P20" draw:layer="layout" svg:width="2.54cm" svg:height="1.27cm" svg:x="4.995cm" svg:y="10.207cm">
          <text:p/>
          <draw:enhanced-geometry svg:viewBox="0 0 21600 21600" draw:type="rectangle" draw:enhanced-path="M 0 0 L 21600 0 21600 21600 0 21600 0 0 Z N"/>
        </draw:custom-shape>
        <draw:frame draw:style-name="gr49" draw:text-style-name="P15" draw:layer="layout" svg:width="2.585cm" svg:height="0.408cm" svg:x="4.95cm" svg:y="10.207cm">
          <draw:text-box>
            <text:p><text:span text:style-name="T4">M</text:span><text:span text:style-name="T4">e</text:span><text:span text:style-name="T4">m</text:span><text:span text:style-name="T4">or</text:span><text:span text:style-name="T4">y </text:span><text:span text:style-name="T4">M</text:span><text:span text:style-name="T4">a</text:span><text:span text:style-name="T4">n</text:span><text:span text:style-name="T4">a</text:span><text:span text:style-name="T4">g</text:span><text:span text:style-name="T4">e</text:span><text:span text:style-name="T4">m</text:span><text:span text:style-name="T4">e</text:span><text:span text:style-name="T4">nt </text:span><text:span text:style-name="T4">U</text:span><text:span text:style-name="T4">nit </text:span><text:span text:style-name="T4">(</text:span><text:span text:style-name="T4">M</text:span><text:span text:style-name="T4">M</text:span><text:span text:style-name="T4">U</text:span><text:span text:style-name="T4">)</text:span></text:p>
          </draw:text-box>
        </draw:frame>
        <draw:frame draw:style-name="gr50" draw:text-style-name="P15" draw:layer="layout" svg:width="2.005cm" svg:height="0.408cm" svg:x="4.95cm" svg:y="11.069cm">
          <draw:text-box>
            <text:p><text:span text:style-name="T4">W</text:span><text:span text:style-name="T4">ith </text:span><text:span text:style-name="T4">b</text:span><text:span text:style-name="T4">ur</text:span><text:span text:style-name="T4">st </text:span><text:span text:style-name="T4">m</text:span><text:span text:style-name="T4">o</text:span><text:span text:style-name="T4">d</text:span><text:span text:style-name="T4">e </text:span><text:span text:style-name="T4">s</text:span><text:span text:style-name="T4">u</text:span><text:span text:style-name="T4">p</text:span><text:span text:style-name="T4">p</text:span><text:span text:style-name="T4">or</text:span><text:span text:style-name="T4">t</text:span></text:p>
          </draw:text-box>
        </draw:frame>
        <draw:line draw:style-name="gr51" draw:text-style-name="P8" draw:layer="layout" svg:x1="7.852cm" svg:y1="8.62cm" svg:x2="7.852cm" svg:y2="10.207cm">
          <text:p/>
        </draw:line>
        <draw:line draw:style-name="gr52" draw:text-style-name="P8" draw:layer="layout" svg:x1="8.805cm" svg:y1="8.62cm" svg:x2="8.805cm" svg:y2="10.207cm">
          <text:p/>
        </draw:line>
        <draw:line draw:style-name="gr53" draw:text-style-name="P8" draw:layer="layout" svg:x1="7.217cm" svg:y1="8.62cm" svg:x2="6.265cm" svg:y2="10.207cm">
          <text:p/>
        </draw:line>
        <draw:custom-shape draw:style-name="gr54" draw:text-style-name="P17" draw:layer="layout" svg:width="0.953cm" svg:height="0.635cm" svg:x="5.947cm" svg:y="8.62cm">
          <text:p text:style-name="P13"><text:span text:style-name="T5">Flag Register</text:span><text:span text:style-name="T5"><text:line-break/></text:span><text:span text:style-name="T5">(RF)</text:span></text:p>
          <draw:enhanced-geometry svg:viewBox="0 0 21600 21600" draw:type="rectangle" draw:enhanced-path="M 0 0 L 21600 0 21600 21600 0 21600 0 0 Z N"/>
        </draw:custom-shape>
        <draw:custom-shape draw:style-name="gr55" draw:text-style-name="P17" draw:layer="layout" svg:width="3.175cm" svg:height="0.635cm" svg:x="2.455cm" svg:y="8.937cm">
          <text:p text:style-name="P13"><text:span text:style-name="T5">Vector Registers</text:span></text:p>
          <draw:enhanced-geometry svg:viewBox="0 0 21600 21600" draw:type="rectangle" draw:enhanced-path="M 0 0 L 21600 0 21600 21600 0 21600 0 0 Z N"/>
        </draw:custom-shape>
        <draw:line draw:style-name="gr56" draw:text-style-name="P7" draw:layer="layout" svg:x1="3.09cm" svg:y1="8.62cm" svg:x2="3.09cm" svg:y2="8.937cm">
          <text:p/>
        </draw:line>
        <draw:line draw:style-name="gr57" draw:text-style-name="P7" draw:layer="layout" svg:x1="4.36cm" svg:y1="8.62cm" svg:x2="4.36cm" svg:y2="8.937cm">
          <text:p/>
        </draw:line>
        <draw:line draw:style-name="gr58" draw:text-style-name="P7" draw:layer="layout" svg:x1="5.312cm" svg:y1="8.62cm" svg:x2="5.312cm" svg:y2="8.937cm">
          <text:p/>
        </draw:line>
        <draw:line draw:style-name="gr18" draw:text-style-name="P8" draw:layer="layout" svg:x1="6.9cm" svg:y1="12.112cm" svg:x2="10.392cm" svg:y2="12.112cm">
          <text:p/>
        </draw:line>
        <draw:line draw:style-name="gr59" draw:text-style-name="P7" draw:layer="layout" svg:x1="10.392cm" svg:y1="11.477cm" svg:x2="10.392cm" svg:y2="12.112cm">
          <text:p/>
        </draw:line>
        <draw:line draw:style-name="gr59" draw:text-style-name="P7" draw:layer="layout" svg:x1="9.122cm" svg:y1="11.477cm" svg:x2="9.122cm" svg:y2="12.112cm">
          <text:p/>
        </draw:line>
        <draw:line draw:style-name="gr59" draw:text-style-name="P7" draw:layer="layout" svg:x1="8.487cm" svg:y1="11.477cm" svg:x2="8.487cm" svg:y2="12.112cm">
          <text:p/>
        </draw:line>
        <draw:line draw:style-name="gr59" draw:text-style-name="P7" draw:layer="layout" svg:x1="6.9cm" svg:y1="11.477cm" svg:x2="6.9cm" svg:y2="12.112cm">
          <text:p/>
        </draw:line>
        <draw:line draw:style-name="gr60" draw:text-style-name="P7" draw:layer="layout" svg:x1="11.027cm" svg:y1="11.477cm" svg:x2="11.027cm" svg:y2="14.017cm">
          <text:p/>
        </draw:line>
        <draw:line draw:style-name="gr61" draw:text-style-name="P7" draw:layer="layout" svg:x1="11.98cm" svg:y1="14.017cm" svg:x2="11.027cm" svg:y2="14.017cm">
          <text:p/>
        </draw:line>
        <draw:line draw:style-name="gr62" draw:text-style-name="P7" draw:layer="layout" svg:x1="6.627cm" svg:y1="14.017cm" svg:x2="6.627cm" svg:y2="11.477cm">
          <text:p/>
        </draw:line>
        <draw:frame draw:style-name="gr63" draw:text-style-name="P15" draw:layer="layout" svg:width="1.543cm" svg:height="0.408cm" svg:x="6.309cm" svg:y="13.927cm">
          <draw:text-box>
            <text:p><text:span text:style-name="T4">R</text:span><text:span text:style-name="T4">W </text:span><text:span text:style-name="T4">to/</text:span><text:span text:style-name="T4">fr</text:span><text:span text:style-name="T4">o</text:span><text:span text:style-name="T4">m </text:span><text:span text:style-name="T4">R</text:span><text:span text:style-name="T4">A</text:span><text:span text:style-name="T4">M</text:span></text:p>
          </draw:text-box>
        </draw:frame>
        <draw:frame draw:style-name="gr64" draw:text-style-name="P15" draw:layer="layout" svg:width="1.416cm" svg:height="0.408cm" svg:x="12.615cm" svg:y="15.197cm">
          <draw:text-box>
            <text:p><text:span text:style-name="T4">RAM </text:span><text:span text:style-name="T4">controller</text:span></text:p>
          </draw:text-box>
        </draw:frame>
        <draw:line draw:style-name="gr62" draw:text-style-name="P7" draw:layer="layout" svg:x1="5.63cm" svg:y1="14.017cm" svg:x2="5.63cm" svg:y2="11.477cm">
          <text:p/>
        </draw:line>
        <draw:frame draw:style-name="gr65" draw:text-style-name="P15" draw:layer="layout" svg:width="1.442cm" svg:height="0.408cm" svg:x="4.823cm" svg:y="13.927cm">
          <draw:text-box>
            <text:p><text:span text:style-name="T4">T</text:span><text:span text:style-name="T4">o </text:span><text:span text:style-name="T4">IO </text:span><text:span text:style-name="T4">c</text:span><text:span text:style-name="T4">o</text:span><text:span text:style-name="T4">nt</text:span><text:span text:style-name="T4">ro</text:span><text:span text:style-name="T4">lle</text:span><text:span text:style-name="T4">r</text:span></text:p>
          </draw:text-box>
        </draw:frame>
        <draw:line draw:style-name="gr62" draw:text-style-name="P7" draw:layer="layout" svg:x1="4.995cm" svg:y1="14.017cm" svg:x2="4.995cm" svg:y2="11.477cm">
          <text:p/>
        </draw:line>
        <draw:frame draw:style-name="gr66" draw:text-style-name="P15" draw:layer="layout" svg:width="0.921cm" svg:height="0.408cm" svg:x="4.36cm" svg:y="14.017cm">
          <draw:text-box>
            <text:p><text:span text:style-name="T4">T</text:span><text:span text:style-name="T4">o </text:span><text:span text:style-name="T4">GI</text:span><text:span text:style-name="T4">F</text:span></text:p>
          </draw:text-box>
        </draw:frame>
        <draw:line draw:style-name="gr67" draw:text-style-name="P7" draw:layer="layout" svg:x1="8.17cm" svg:y1="3.54cm" svg:x2="2.137cm" svg:y2="3.54cm">
          <text:p/>
        </draw:line>
        <draw:line draw:style-name="gr18" draw:text-style-name="P8" draw:layer="layout" svg:x1="2.137cm" svg:y1="3.54cm" svg:x2="2.137cm" svg:y2="11.477cm">
          <text:p/>
        </draw:line>
        <draw:line draw:style-name="gr18" draw:text-style-name="P8" draw:layer="layout" svg:x1="4.995cm" svg:y1="11.477cm" svg:x2="2.137cm" svg:y2="11.477cm">
          <text:p/>
        </draw:line>
        <draw:frame draw:style-name="gr65" draw:text-style-name="P15" draw:layer="layout" svg:width="1.442cm" svg:height="0.408cm" svg:x="4.823cm" svg:y="13.927cm">
          <draw:text-box>
            <text:p><text:span text:style-name="T4">T</text:span><text:span text:style-name="T4">o </text:span><text:span text:style-name="T4">IO </text:span><text:span text:style-name="T4">c</text:span><text:span text:style-name="T4">o</text:span><text:span text:style-name="T4">nt</text:span><text:span text:style-name="T4">ro</text:span><text:span text:style-name="T4">lle</text:span><text:span text:style-name="T4">r</text:span></text:p>
          </draw:text-box>
        </draw:frame>
        <draw:line draw:style-name="gr62" draw:text-style-name="P7" draw:layer="layout" svg:x1="5.992cm" svg:y1="14.017cm" svg:x2="5.992cm" svg:y2="11.477cm">
          <text:p/>
        </draw:line>
        <draw:frame draw:style-name="gr68" draw:text-style-name="P15" draw:layer="layout" svg:width="2.386cm" svg:height="0.408cm" svg:x="5.674cm" svg:y="14.244cm">
          <draw:text-box>
            <text:p><text:span text:style-name="T4">R</text:span><text:span text:style-name="T4">W </text:span><text:span text:style-name="T4">to/</text:span><text:span text:style-name="T4">fr</text:span><text:span text:style-name="T4">o</text:span><text:span text:style-name="T4">m </text:span><text:span text:style-name="T4">L</text:span><text:span text:style-name="T4">2 </text:span><text:span text:style-name="T4">s</text:span><text:span text:style-name="T4">h</text:span><text:span text:style-name="T4">ar</text:span><text:span text:style-name="T4">e</text:span><text:span text:style-name="T4">d </text:span><text:span text:style-name="T4">m</text:span><text:span text:style-name="T4">e</text:span><text:span text:style-name="T4">m</text:span><text:span text:style-name="T4">or</text:span><text:span text:style-name="T4">y</text:span></text:p>
          </draw:text-box>
        </draw:frame>
        <draw:custom-shape draw:style-name="gr11" draw:text-style-name="P9" draw:layer="layout" svg:width="2.54cm" svg:height="1.588cm" svg:x="22.013cm" svg:y="3.394cm">
          <text:p/>
          <draw:enhanced-geometry svg:viewBox="0 0 21600 21600" draw:type="rectangle" draw:enhanced-path="M 0 0 L 21600 0 21600 21600 0 21600 0 0 Z N"/>
        </draw:custom-shape>
        <draw:frame draw:style-name="gr20" draw:text-style-name="P10" draw:layer="layout" svg:width="1.569cm" svg:height="0.489cm" svg:x="22.349cm" svg:y="3.077cm">
          <draw:text-box>
            <text:p><text:span text:style-name="T3">L1 </text:span><text:span text:style-name="T3">Memory</text:span></text:p>
          </draw:text-box>
        </draw:frame>
        <draw:custom-shape draw:style-name="gr21" draw:text-style-name="P12" draw:layer="layout" svg:width="0.635cm" svg:height="0.635cm" svg:x="22.331cm" svg:y="3.712cm">
          <text:p text:style-name="P11"><text:span text:style-name="T4">64Kio</text:span><text:span text:style-name="T4"><text:line-break/></text:span><text:span text:style-name="T4">4 way</text:span></text:p>
          <text:p text:style-name="P11"><text:span text:style-name="T4">1024B line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1.27cm" svg:height="0.635cm" svg:x="23.283cm" svg:y="3.712cm">
          <text:p text:style-name="P11"><text:span text:style-name="T4">1 emulated</text:span><text:span text:style-name="T4"><text:line-break/></text:span><text:span text:style-name="T4">instruction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27cm" svg:height="0.318cm" svg:x="22.648cm" svg:y="4.347cm">
          <text:p text:style-name="P13"><text:span text:style-name="T5">MUX</text:span></text:p>
          <draw:enhanced-geometry svg:viewBox="0 0 21600 21600" draw:type="rectangle" draw:enhanced-path="M 0 0 L 21600 0 21600 21600 0 21600 0 0 Z N"/>
        </draw:custom-shape>
        <draw:line draw:style-name="gr18" draw:text-style-name="P8" draw:layer="layout" svg:x1="23.283cm" svg:y1="4.664cm" svg:x2="23.283cm" svg:y2="4.982cm">
          <text:p/>
        </draw:line>
        <draw:line draw:style-name="gr18" draw:text-style-name="P8" draw:layer="layout" svg:x1="23.918cm" svg:y1="4.664cm" svg:x2="24.236cm" svg:y2="4.347cm">
          <text:p/>
        </draw:line>
        <draw:line draw:style-name="gr18" draw:text-style-name="P8" draw:layer="layout" svg:x1="23.918cm" svg:y1="3.712cm" svg:x2="24.236cm" svg:y2="3.077cm">
          <text:p/>
        </draw:line>
        <draw:frame draw:style-name="gr24" draw:text-style-name="P15" draw:layer="layout" svg:width="1.175cm" svg:height="0.408cm" svg:x="24.055cm" svg:y="2.759cm">
          <draw:text-box>
            <text:p><text:span text:style-name="T4">W</text:span><text:span text:style-name="T4">rit</text:span><text:span text:style-name="T4">e </text:span><text:span text:style-name="T4">E</text:span><text:span text:style-name="T4">m</text:span><text:span text:style-name="T4">ul</text:span></text:p>
          </draw:text-box>
        </draw:frame>
        <draw:custom-shape draw:style-name="gr25" draw:text-style-name="P13" draw:layer="layout" svg:width="0.953cm" svg:height="0.635cm" svg:x="23.6cm" svg:y="5.299cm">
          <text:p text:style-name="P13"><text:span text:style-name="T5">Identify</text:span><text:span text:style-name="T5"><text:line-break/></text:span><text:span text:style-name="T5">execution</text:span></text:p>
          <text:p text:style-name="P13"><text:span text:style-name="T5">unit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22.013cm" svg:y="5.299cm">
          <text:p text:style-name="P13"><text:span text:style-name="T5">Identify</text:span><text:span text:style-name="T5"><text:line-break/></text:span><text:span text:style-name="T5">execution</text:span></text:p>
          <text:p text:style-name="P13"><text:span text:style-name="T5">unit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24.495cm" svg:y="6.397cm">
          <text:p text:style-name="P13"><text:span text:style-name="T5">Decode ALU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23.543cm" svg:y="6.397cm">
          <text:p text:style-name="P13"><text:span text:style-name="T5">Decode ALU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25.447cm" svg:y="6.397cm">
          <text:p text:style-name="P13"><text:span text:style-name="T5">Decode</text:span><text:span text:style-name="T5"><text:line-break/></text:span><text:span text:style-name="T5">MUL/DIV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22.59cm" svg:y="6.397cm">
          <text:p text:style-name="P13"><text:span text:style-name="T5">Decode LSU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20.685cm" svg:y="6.397cm">
          <text:p text:style-name="P13"><text:span text:style-name="T5">Decode DMA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19.733cm" svg:y="6.397cm">
          <text:p text:style-name="P13"><text:span text:style-name="T5">Decode CMP</text:span><text:span text:style-name="T5"><text:line-break/></text:span><text:span text:style-name="T5">(Part of ALU0)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21.638cm" svg:y="6.397cm">
          <text:p text:style-name="P13"><text:span text:style-name="T5">Decode LSU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18.78cm" svg:y="6.397cm">
          <text:p text:style-name="P13"><text:span text:style-name="T5">Decode EFU</text:span></text:p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1.27cm" svg:height="0.635cm" svg:x="17.511cm" svg:y="6.397cm">
          <text:p text:style-name="P13"><text:span text:style-name="T5">Decode FPU-D</text:span></text:p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1.27cm" svg:height="0.635cm" svg:x="16.241cm" svg:y="6.397cm">
          <text:p text:style-name="P13"><text:span text:style-name="T5">Decode VFPU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23.543cm" svg:y="7.35cm">
          <text:p text:style-name="P13"><text:span text:style-name="T5">ALU</text:span><text:span text:style-name="T5"><text:line-break/></text:span><text:span text:style-name="T5">Arithmetic</text:span><text:span text:style-name="T5"><text:line-break/></text:span><text:span text:style-name="T5">Logic</text:span><text:span text:style-name="T5"><text:line-break/></text:span><text:span text:style-name="T5">Unit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25.447cm" svg:y="7.35cm">
          <text:p text:style-name="P13"><text:span text:style-name="T5">MUL/DIV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20.685cm" svg:y="7.35cm">
          <text:p text:style-name="P13"><text:span text:style-name="T5">DMA</text:span><text:span text:style-name="T5"><text:line-break/></text:span><text:span text:style-name="T5">Direct memory</text:span><text:span text:style-name="T5"><text:line-break/></text:span><text:span text:style-name="T5">access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19.733cm" svg:y="7.35cm">
          <text:p text:style-name="P13"><text:span text:style-name="T5">CMP</text:span><text:span text:style-name="T5"><text:line-break/></text:span><text:span text:style-name="T5">Compare</text:span><text:span text:style-name="T5"><text:line-break/></text:span><text:span text:style-name="T5">(Part of ALU0)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21.638cm" svg:y="7.35cm">
          <text:p text:style-name="P13"><text:span text:style-name="T5">LSU</text:span><text:span text:style-name="T5"><text:line-break/></text:span><text:span text:style-name="T5">Load Store Unit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18.78cm" svg:y="7.35cm">
          <text:p text:style-name="P13"><text:span text:style-name="T5">EFU</text:span><text:span text:style-name="T5"><text:line-break/></text:span><text:span text:style-name="T5">Element</text:span></text:p>
          <text:p text:style-name="P13"><text:span text:style-name="T5">Function</text:span><text:span text:style-name="T5"><text:line-break/></text:span><text:span text:style-name="T5">Unit</text:span><text:span text:style-name="T5"><text:line-break/></text:span><text:span text:style-name="T5"><text:line-break/></text:span><text:span text:style-name="T5">DIV/SQRT</text:span><text:span text:style-name="T5"><text:line-break/></text:span><text:span text:style-name="T5">for Float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.27cm" svg:height="1.27cm" svg:x="17.511cm" svg:y="7.35cm">
          <text:p text:style-name="P13"><text:span text:style-name="T5">FPU-D</text:span></text:p>
          <text:p text:style-name="P13"><text:span text:style-name="T5">Floating point unit</text:span><text:span text:style-name="T5"><text:line-break/></text:span><text:span text:style-name="T5">double precision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.27cm" svg:height="1.27cm" svg:x="16.241cm" svg:y="7.35cm">
          <text:p text:style-name="P13"><text:span text:style-name="T5">VFPU</text:span><text:span text:style-name="T5"><text:line-break/></text:span><text:span text:style-name="T5">Vector Floating</text:span><text:span text:style-name="T5"><text:line-break/></text:span><text:span text:style-name="T5">Point Unit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22.591cm" svg:y="7.35cm">
          <text:p text:style-name="P13"><text:span text:style-name="T5">LSU</text:span><text:span text:style-name="T5"><text:line-break/></text:span><text:span text:style-name="T5">Load Store Unit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24.495cm" svg:y="7.35cm">
          <text:p text:style-name="P13"><text:span text:style-name="T5">ALU</text:span><text:span text:style-name="T5"><text:line-break/></text:span><text:span text:style-name="T5">Arithmetic</text:span><text:span text:style-name="T5"><text:line-break/></text:span><text:span text:style-name="T5">Logic</text:span><text:span text:style-name="T5"><text:line-break/></text:span><text:span text:style-name="T5">Unit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953cm" svg:height="0.318cm" svg:x="24.494cm" svg:y="8.937cm">
          <text:p text:style-name="P13"><text:span text:style-name="T5">P Q registers</text:span></text:p>
          <draw:enhanced-geometry svg:viewBox="0 0 21600 21600" draw:type="rectangle" draw:enhanced-path="M 0 0 L 21600 0 21600 21600 0 21600 0 0 Z N"/>
        </draw:custom-shape>
        <draw:line draw:style-name="gr31" draw:text-style-name="P8" draw:layer="layout" svg:x1="25.765cm" svg:y1="8.62cm" svg:x2="25.447cm" svg:y2="8.937cm">
          <text:p/>
        </draw:line>
        <draw:line draw:style-name="gr32" draw:text-style-name="P8" draw:layer="layout" svg:x1="24.812cm" svg:y1="8.937cm" svg:x2="24.812cm" svg:y2="8.62cm">
          <text:p/>
        </draw:line>
        <draw:line draw:style-name="gr33" draw:text-style-name="P8" draw:layer="layout" svg:x1="24.495cm" svg:y1="8.937cm" svg:x2="23.86cm" svg:y2="8.62cm">
          <text:p/>
        </draw:line>
        <draw:custom-shape draw:style-name="gr30" draw:text-style-name="P17" draw:layer="layout" svg:width="0.953cm" svg:height="0.318cm" svg:x="22.907cm" svg:y="9.572cm">
          <text:p text:style-name="P13"><text:span text:style-name="T5">Loop register</text:span></text:p>
          <draw:enhanced-geometry svg:viewBox="0 0 21600 21600" draw:type="rectangle" draw:enhanced-path="M 0 0 L 21600 0 21600 21600 0 21600 0 0 Z N"/>
        </draw:custom-shape>
        <draw:line draw:style-name="gr34" draw:text-style-name="P8" draw:layer="layout" svg:x1="23.86cm" svg:y1="8.62cm" svg:x2="23.86cm" svg:y2="9.572cm">
          <text:p/>
        </draw:line>
        <draw:custom-shape draw:style-name="gr36" draw:text-style-name="P16" draw:layer="layout" svg:width="0.953cm" svg:height="0.318cm" svg:x="24.494cm" svg:y="8.302cm">
          <text:p text:style-name="P13"><text:span text:style-name="T5">ACCU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0.953cm" svg:height="0.318cm" svg:x="23.542cm" svg:y="8.302cm">
          <text:p text:style-name="P13"><text:span text:style-name="T5">ACCU</text:span></text:p>
          <draw:enhanced-geometry svg:viewBox="0 0 21600 21600" draw:type="rectangle" draw:enhanced-path="M 0 0 L 21600 0 21600 21600 0 21600 0 0 Z N"/>
        </draw:custom-shape>
        <draw:custom-shape draw:style-name="gr37" draw:text-style-name="P18" draw:layer="layout" svg:width="1.271cm" svg:height="1.587cm" svg:x="26.717cm" svg:y="7.985cm">
          <text:p/>
          <draw:enhanced-geometry svg:viewBox="0 0 21600 21600" draw:type="rectangle" draw:enhanced-path="M 0 0 L 21600 0 21600 21600 0 21600 0 0 Z N"/>
        </draw:custom-shape>
        <draw:line draw:style-name="gr38" draw:text-style-name="P8" draw:layer="layout" svg:x1="26.4cm" svg:y1="7.032cm" svg:x2="27.67cm" svg:y2="7.985cm">
          <text:p/>
        </draw:line>
        <draw:line draw:style-name="gr39" draw:text-style-name="P8" draw:layer="layout" svg:x1="26.717cm" svg:y1="7.985cm" svg:x2="26.082cm" svg:y2="7.35cm">
          <text:p/>
        </draw:line>
        <draw:custom-shape draw:style-name="gr40" draw:text-style-name="P19" draw:layer="layout" svg:width="1.27cm" svg:height="0.635cm" svg:x="26.717cm" svg:y="8.302cm">
          <text:p text:style-name="P13"><text:span text:style-name="T5">Register read</text:span></text:p>
          <draw:enhanced-geometry svg:viewBox="0 0 21600 21600" draw:type="rectangle" draw:enhanced-path="M 0 0 L 21600 0 21600 21600 0 21600 0 0 Z N"/>
        </draw:custom-shape>
        <draw:custom-shape draw:style-name="gr41" draw:text-style-name="P17" draw:layer="layout" svg:width="1.27cm" svg:height="0.635cm" svg:x="26.717cm" svg:y="8.937cm">
          <text:p text:style-name="P13"><text:span text:style-name="T5">Register Write</text:span></text:p>
          <draw:enhanced-geometry svg:viewBox="0 0 21600 21600" draw:type="rectangle" draw:enhanced-path="M 0 0 L 21600 0 21600 21600 0 21600 0 0 Z N"/>
        </draw:custom-shape>
        <draw:frame draw:style-name="gr42" draw:text-style-name="P15" draw:layer="layout" svg:width="1.277cm" svg:height="0.408cm" svg:x="26.717cm" svg:y="7.985cm">
          <draw:text-box>
            <text:p><text:span text:style-name="T4">R</text:span><text:span text:style-name="T4">e</text:span><text:span text:style-name="T4">gi</text:span><text:span text:style-name="T4">st</text:span><text:span text:style-name="T4">er </text:span><text:span text:style-name="T4">Fil</text:span><text:span text:style-name="T4">e</text:span></text:p>
          </draw:text-box>
        </draw:frame>
        <draw:frame draw:style-name="gr24" draw:text-style-name="P15" draw:layer="layout" svg:width="1.175cm" svg:height="0.408cm" svg:x="23.86cm" svg:y="9.572cm">
          <draw:text-box>
            <text:p><text:span text:style-name="T4">Write Emul</text:span></text:p>
          </draw:text-box>
        </draw:frame>
        <draw:custom-shape draw:style-name="gr43" draw:text-style-name="P20" draw:layer="layout" svg:width="4.128cm" svg:height="1.27cm" svg:x="21.637cm" svg:y="10.207cm">
          <text:p/>
          <draw:enhanced-geometry svg:viewBox="0 0 21600 21600" draw:type="rectangle" draw:enhanced-path="M 0 0 L 21600 0 21600 21600 0 21600 0 0 Z N"/>
        </draw:custom-shape>
        <draw:frame draw:style-name="gr44" draw:text-style-name="P15" draw:layer="layout" svg:width="1.332cm" svg:height="0.565cm" svg:x="22.05cm" svg:y="10.117cm">
          <draw:text-box>
            <text:p><text:span text:style-name="T4">D</text:span><text:span text:style-name="T4">at</text:span><text:span text:style-name="T4">a </text:span><text:span text:style-name="T4">m</text:span><text:span text:style-name="T4">e</text:span><text:span text:style-name="T4">m</text:span><text:span text:style-name="T4">or</text:span><text:span text:style-name="T4">y</text:span></text:p>
            <text:p><text:span text:style-name="T4">(</text:span><text:span text:style-name="T4">M</text:span><text:span text:style-name="T4">E</text:span><text:span text:style-name="T4">M</text:span><text:span text:style-name="T4">)</text:span></text:p>
          </draw:text-box>
        </draw:frame>
        <draw:custom-shape draw:style-name="gr45" draw:text-style-name="P20" draw:layer="layout" svg:width="0.953cm" svg:height="0.635cm" svg:x="21.637cm" svg:y="10.842cm">
          <text:p text:style-name="P13"><text:span text:style-name="T5">ScratchPad</text:span><text:span text:style-name="T5"><text:line-break/></text:span><text:span text:style-name="T5">Memory</text:span><text:span text:style-name="T5"><text:line-break/></text:span><text:span text:style-name="T5">32Kio</text:span></text:p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0.953cm" svg:height="0.635cm" svg:x="22.59cm" svg:y="10.842cm">
          <text:p text:style-name="P13"><text:span text:style-name="T5">4 way set</text:span></text:p>
          <text:p text:style-name="P13"><text:span text:style-name="T5">Associative</text:span><text:span text:style-name="T5"><text:line-break/></text:span><text:span text:style-name="T5">32kio</text:span><text:span text:style-name="T5"><text:line-break/></text:span><text:span text:style-name="T5">RW – 128B line</text:span></text:p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0.953cm" svg:height="0.635cm" svg:x="23.542cm" svg:y="10.842cm">
          <text:p text:style-name="P13"><text:span text:style-name="T5">4 way set</text:span></text:p>
          <text:p text:style-name="P13"><text:span text:style-name="T5">Associative</text:span><text:span text:style-name="T5"><text:line-break/></text:span><text:span text:style-name="T5">32kio</text:span><text:span text:style-name="T5"><text:line-break/></text:span><text:span text:style-name="T5">R – 128B line</text:span></text:p>
          <draw:enhanced-geometry svg:viewBox="0 0 21600 21600" draw:type="rectangle" draw:enhanced-path="M 0 0 L 21600 0 21600 21600 0 21600 0 0 Z N"/>
        </draw:custom-shape>
        <draw:custom-shape draw:style-name="gr46" draw:text-style-name="P20" draw:layer="layout" svg:width="0.953cm" svg:height="0.318cm" svg:x="22.907cm" svg:y="11.477cm">
          <text:p text:style-name="P13"><text:span text:style-name="T5">Coherence</text:span></text:p>
          <draw:enhanced-geometry svg:viewBox="0 0 21600 21600" draw:type="rectangle" draw:enhanced-path="M 0 0 L 21600 0 21600 21600 0 21600 0 0 Z N"/>
        </draw:custom-shape>
        <draw:frame draw:style-name="gr47" draw:text-style-name="P15" draw:layer="layout" svg:width="1.683cm" svg:height="0.722cm" svg:x="24.177cm" svg:y="10.277cm">
          <draw:text-box>
            <text:p><text:span text:style-name="T4">Memory banks are</text:span><text:span text:style-name="T4"><text:line-break/></text:span><text:span text:style-name="T4">mapped at different</text:span><text:span text:style-name="T4"><text:line-break/></text:span><text:span text:style-name="T4">addresses</text:span></text:p>
          </draw:text-box>
        </draw:frame>
        <draw:custom-shape draw:style-name="gr48" draw:text-style-name="P20" draw:layer="layout" svg:width="2.54cm" svg:height="1.27cm" svg:x="18.78cm" svg:y="10.207cm">
          <text:p/>
          <draw:enhanced-geometry svg:viewBox="0 0 21600 21600" draw:type="rectangle" draw:enhanced-path="M 0 0 L 21600 0 21600 21600 0 21600 0 0 Z N"/>
        </draw:custom-shape>
        <draw:frame draw:style-name="gr49" draw:text-style-name="P15" draw:layer="layout" svg:width="2.585cm" svg:height="0.408cm" svg:x="18.735cm" svg:y="10.207cm">
          <draw:text-box>
            <text:p><text:span text:style-name="T4">Memory </text:span><text:span text:style-name="T4">Management </text:span><text:span text:style-name="T4">Unit (MMU)</text:span></text:p>
          </draw:text-box>
        </draw:frame>
        <draw:frame draw:style-name="gr50" draw:text-style-name="P15" draw:layer="layout" svg:width="2.005cm" svg:height="0.408cm" svg:x="18.735cm" svg:y="11.069cm">
          <draw:text-box>
            <text:p><text:span text:style-name="T4">With burst </text:span><text:span text:style-name="T4">mode support</text:span></text:p>
          </draw:text-box>
        </draw:frame>
        <draw:line draw:style-name="gr51" draw:text-style-name="P8" draw:layer="layout" svg:x1="21.637cm" svg:y1="8.62cm" svg:x2="21.637cm" svg:y2="10.207cm">
          <text:p/>
        </draw:line>
        <draw:line draw:style-name="gr52" draw:text-style-name="P8" draw:layer="layout" svg:x1="22.59cm" svg:y1="8.62cm" svg:x2="22.59cm" svg:y2="10.207cm">
          <text:p/>
        </draw:line>
        <draw:line draw:style-name="gr53" draw:text-style-name="P8" draw:layer="layout" svg:x1="21.002cm" svg:y1="8.62cm" svg:x2="20.05cm" svg:y2="10.207cm">
          <text:p/>
        </draw:line>
        <draw:custom-shape draw:style-name="gr54" draw:text-style-name="P17" draw:layer="layout" svg:width="0.953cm" svg:height="0.635cm" svg:x="19.732cm" svg:y="8.62cm">
          <text:p text:style-name="P13"><text:span text:style-name="T5">Flag Register</text:span><text:span text:style-name="T5"><text:line-break/></text:span><text:span text:style-name="T5">(RF)</text:span></text:p>
          <draw:enhanced-geometry svg:viewBox="0 0 21600 21600" draw:type="rectangle" draw:enhanced-path="M 0 0 L 21600 0 21600 21600 0 21600 0 0 Z N"/>
        </draw:custom-shape>
        <draw:custom-shape draw:style-name="gr55" draw:text-style-name="P17" draw:layer="layout" svg:width="3.175cm" svg:height="0.635cm" svg:x="16.24cm" svg:y="8.937cm">
          <text:p text:style-name="P13"><text:span text:style-name="T5">Vector Registers</text:span></text:p>
          <draw:enhanced-geometry svg:viewBox="0 0 21600 21600" draw:type="rectangle" draw:enhanced-path="M 0 0 L 21600 0 21600 21600 0 21600 0 0 Z N"/>
        </draw:custom-shape>
        <draw:line draw:style-name="gr56" draw:text-style-name="P7" draw:layer="layout" svg:x1="16.875cm" svg:y1="8.62cm" svg:x2="16.875cm" svg:y2="8.937cm">
          <text:p/>
        </draw:line>
        <draw:line draw:style-name="gr57" draw:text-style-name="P7" draw:layer="layout" svg:x1="18.145cm" svg:y1="8.62cm" svg:x2="18.145cm" svg:y2="8.937cm">
          <text:p/>
        </draw:line>
        <draw:line draw:style-name="gr58" draw:text-style-name="P7" draw:layer="layout" svg:x1="19.097cm" svg:y1="8.62cm" svg:x2="19.097cm" svg:y2="8.937cm">
          <text:p/>
        </draw:line>
        <draw:line draw:style-name="gr18" draw:text-style-name="P8" draw:layer="layout" svg:x1="20.685cm" svg:y1="12.112cm" svg:x2="24.177cm" svg:y2="12.112cm">
          <text:p/>
        </draw:line>
        <draw:line draw:style-name="gr59" draw:text-style-name="P7" draw:layer="layout" svg:x1="24.177cm" svg:y1="11.477cm" svg:x2="24.177cm" svg:y2="12.112cm">
          <text:p/>
        </draw:line>
        <draw:line draw:style-name="gr59" draw:text-style-name="P7" draw:layer="layout" svg:x1="22.907cm" svg:y1="11.477cm" svg:x2="22.907cm" svg:y2="12.112cm">
          <text:p/>
        </draw:line>
        <draw:line draw:style-name="gr59" draw:text-style-name="P7" draw:layer="layout" svg:x1="22.272cm" svg:y1="11.477cm" svg:x2="22.272cm" svg:y2="12.112cm">
          <text:p/>
        </draw:line>
        <draw:line draw:style-name="gr59" draw:text-style-name="P7" draw:layer="layout" svg:x1="20.685cm" svg:y1="11.477cm" svg:x2="20.685cm" svg:y2="12.112cm">
          <text:p/>
        </draw:line>
        <draw:line draw:style-name="gr60" draw:text-style-name="P7" draw:layer="layout" svg:x1="24.812cm" svg:y1="11.477cm" svg:x2="24.812cm" svg:y2="14.017cm">
          <text:p/>
        </draw:line>
        <draw:line draw:style-name="gr61" draw:text-style-name="P7" draw:layer="layout" svg:x1="25.765cm" svg:y1="14.017cm" svg:x2="24.812cm" svg:y2="14.017cm">
          <text:p/>
        </draw:line>
        <draw:line draw:style-name="gr62" draw:text-style-name="P7" draw:layer="layout" svg:x1="20.412cm" svg:y1="14.017cm" svg:x2="20.412cm" svg:y2="11.477cm">
          <text:p/>
        </draw:line>
        <draw:frame draw:style-name="gr63" draw:text-style-name="P15" draw:layer="layout" svg:width="1.543cm" svg:height="0.408cm" svg:x="20.094cm" svg:y="13.927cm">
          <draw:text-box>
            <text:p><text:span text:style-name="T4">RW to/from RAM</text:span></text:p>
          </draw:text-box>
        </draw:frame>
        <draw:line draw:style-name="gr62" draw:text-style-name="P7" draw:layer="layout" svg:x1="19.415cm" svg:y1="14.017cm" svg:x2="19.415cm" svg:y2="11.477cm">
          <text:p/>
        </draw:line>
        <draw:frame draw:style-name="gr65" draw:text-style-name="P15" draw:layer="layout" svg:width="1.442cm" svg:height="0.408cm" svg:x="18.608cm" svg:y="13.927cm">
          <draw:text-box>
            <text:p><text:span text:style-name="T4">To IO </text:span><text:span text:style-name="T4">contro</text:span><text:span text:style-name="T4">ller</text:span></text:p>
          </draw:text-box>
        </draw:frame>
        <draw:line draw:style-name="gr62" draw:text-style-name="P7" draw:layer="layout" svg:x1="18.78cm" svg:y1="14.017cm" svg:x2="18.78cm" svg:y2="11.477cm">
          <text:p/>
        </draw:line>
        <draw:frame draw:style-name="gr66" draw:text-style-name="P15" draw:layer="layout" svg:width="0.921cm" svg:height="0.408cm" svg:x="18.145cm" svg:y="14.017cm">
          <draw:text-box>
            <text:p><text:span text:style-name="T4">To GIF</text:span></text:p>
          </draw:text-box>
        </draw:frame>
        <draw:line draw:style-name="gr67" draw:text-style-name="P7" draw:layer="layout" svg:x1="21.955cm" svg:y1="3.54cm" svg:x2="15.922cm" svg:y2="3.54cm">
          <text:p/>
        </draw:line>
        <draw:line draw:style-name="gr18" draw:text-style-name="P8" draw:layer="layout" svg:x1="15.922cm" svg:y1="3.54cm" svg:x2="15.922cm" svg:y2="11.477cm">
          <text:p/>
        </draw:line>
        <draw:line draw:style-name="gr18" draw:text-style-name="P8" draw:layer="layout" svg:x1="18.78cm" svg:y1="11.477cm" svg:x2="15.922cm" svg:y2="11.477cm">
          <text:p/>
        </draw:line>
        <draw:frame draw:style-name="gr65" draw:text-style-name="P15" draw:layer="layout" svg:width="1.442cm" svg:height="0.408cm" svg:x="18.608cm" svg:y="13.927cm">
          <draw:text-box>
            <text:p><text:span text:style-name="T4">T</text:span><text:span text:style-name="T4">o </text:span><text:span text:style-name="T4">IO </text:span><text:span text:style-name="T4">c</text:span><text:span text:style-name="T4">o</text:span><text:span text:style-name="T4">nt</text:span><text:span text:style-name="T4">ro</text:span><text:span text:style-name="T4">lle</text:span><text:span text:style-name="T4">r</text:span></text:p>
          </draw:text-box>
        </draw:frame>
        <draw:line draw:style-name="gr62" draw:text-style-name="P7" draw:layer="layout" svg:x1="19.777cm" svg:y1="14.017cm" svg:x2="19.777cm" svg:y2="11.477cm">
          <text:p/>
        </draw:line>
        <draw:frame draw:style-name="gr68" draw:text-style-name="P15" draw:layer="layout" svg:width="2.386cm" svg:height="0.408cm" svg:x="19.459cm" svg:y="14.244cm">
          <draw:text-box>
            <text:p><text:span text:style-name="T4">RW to/from L2 </text:span><text:span text:style-name="T4">shared </text:span><text:span text:style-name="T4">memory</text:span></text:p>
          </draw:text-box>
        </draw:frame>
        <draw:frame draw:style-name="gr69" draw:text-style-name="P15" draw:layer="layout" svg:width="2.2cm" svg:height="0.408cm" svg:x="25.492cm" svg:y="13.927cm">
          <draw:text-box>
            <text:p><text:span text:style-name="T4">R</text:span><text:span text:style-name="T4">W </text:span><text:span text:style-name="T4">to/</text:span><text:span text:style-name="T4">fr</text:span><text:span text:style-name="T4">o</text:span><text:span text:style-name="T4">m </text:span><text:span text:style-name="T4">L</text:span><text:span text:style-name="T4">2 </text:span><text:span text:style-name="T4">T</text:span><text:span text:style-name="T4">hr</text:span><text:span text:style-name="T4">e</text:span><text:span text:style-name="T4">a</text:span><text:span text:style-name="T4">d </text:span><text:span text:style-name="T4">S</text:span><text:span text:style-name="T4">P</text:span><text:span text:style-name="T4">M</text:span></text:p>
          </draw:text-box>
        </draw:frame>
        <draw:custom-shape draw:style-name="gr70" draw:text-style-name="P13" draw:layer="layout" svg:width="1.588cm" svg:height="0.172cm" svg:x="12.99cm" svg:y="6.08cm">
          <text:p text:style-name="P13"><text:span text:style-name="T5">Link register </text:span><text:span text:style-name="T5">(LR)</text:span></text:p>
          <draw:enhanced-geometry svg:viewBox="0 0 21600 21600" draw:type="rectangle" draw:enhanced-path="M 0 0 L 21600 0 21600 21600 0 21600 0 0 Z N"/>
        </draw:custom-shape>
        <draw:custom-shape draw:style-name="gr71" draw:text-style-name="P13" draw:layer="layout" svg:width="1.588cm" svg:height="0.318cm" svg:x="12.99cm" svg:y="5.762cm">
          <text:p text:style-name="P13"><text:span text:style-name="T5">IRG register (IR)</text:span></text:p>
          <draw:enhanced-geometry svg:viewBox="0 0 21600 21600" draw:type="rectangle" draw:enhanced-path="M 0 0 L 21600 0 21600 21600 0 21600 0 0 Z N"/>
        </draw:custom-shape>
        <draw:custom-shape draw:style-name="gr72" draw:text-style-name="P13" draw:layer="layout" svg:width="1.588cm" svg:height="0.317cm" svg:x="12.99cm" svg:y="5.445cm">
          <text:p text:style-name="P13"><text:span text:style-name="T5">Buffer register </text:span><text:span text:style-name="T5">(BR)</text:span></text:p>
          <draw:enhanced-geometry svg:viewBox="0 0 21600 21600" draw:type="rectangle" draw:enhanced-path="M 0 0 L 21600 0 21600 21600 0 21600 0 0 Z N"/>
        </draw:custom-shape>
        <draw:line draw:style-name="gr73" draw:text-style-name="P8" draw:layer="layout" svg:x1="8.62cm" svg:y1="2.905cm" svg:x2="8.62cm" svg:y2="3.54cm">
          <text:p/>
        </draw:line>
        <draw:line draw:style-name="gr18" draw:text-style-name="P8" draw:layer="layout" svg:x1="8.62cm" svg:y1="2.905cm" svg:x2="13.7cm" svg:y2="2.905cm">
          <text:p/>
        </draw:line>
        <draw:line draw:style-name="gr18" draw:text-style-name="P8" draw:layer="layout" svg:x1="13.7cm" svg:y1="3.857cm" svg:x2="13.7cm" svg:y2="2.905cm">
          <text:p/>
        </draw:line>
        <draw:frame draw:style-name="gr24" draw:text-style-name="P15" draw:layer="layout" svg:width="1.531cm" svg:height="0.408cm" svg:x="12.43cm" svg:y="2.587cm">
          <draw:text-box>
            <text:p><text:span text:style-name="T4">Pr</text:span><text:span text:style-name="T4">o</text:span><text:span text:style-name="T4">gr</text:span><text:span text:style-name="T4">a</text:span><text:span text:style-name="T4">m </text:span><text:span text:style-name="T4">c</text:span><text:span text:style-name="T4">o</text:span><text:span text:style-name="T4">u</text:span><text:span text:style-name="T4">nt</text:span><text:span text:style-name="T4">er</text:span></text:p>
          </draw:text-box>
        </draw:frame>
        <draw:custom-shape draw:style-name="gr26" draw:text-style-name="P13" draw:layer="layout" svg:width="1.588cm" svg:height="2.395cm" svg:x="26.717cm" svg:y="3.857cm">
          <text:p text:style-name="P13"><text:span text:style-name="T5">Branch Unit</text:span><text:span text:style-name="T5"><text:line-break/></text:span><text:span text:style-name="T5">(BRU)</text:span></text:p>
          <draw:enhanced-geometry svg:viewBox="0 0 21600 21600" draw:type="rectangle" draw:enhanced-path="M 0 0 L 21600 0 21600 21600 0 21600 0 0 Z N"/>
        </draw:custom-shape>
        <draw:line draw:style-name="gr18" draw:text-style-name="P8" draw:layer="layout" svg:x1="27.294cm" svg:y1="6.397cm" svg:x2="27.294cm" svg:y2="6.08cm">
          <text:p/>
        </draw:line>
        <draw:frame draw:style-name="gr35" draw:text-style-name="P15" draw:layer="layout" svg:width="1.306cm" svg:height="0.408cm" svg:x="26.977cm" svg:y="6.307cm">
          <draw:text-box>
            <text:p><text:span text:style-name="T4">L</text:span><text:span text:style-name="T4">o</text:span><text:span text:style-name="T4">o</text:span><text:span text:style-name="T4">p </text:span><text:span text:style-name="T4">re</text:span><text:span text:style-name="T4">gi</text:span><text:span text:style-name="T4">st</text:span><text:span text:style-name="T4">er</text:span></text:p>
          </draw:text-box>
        </draw:frame>
        <draw:custom-shape draw:style-name="gr70" draw:text-style-name="P13" draw:layer="layout" svg:width="1.588cm" svg:height="0.172cm" svg:x="26.717cm" svg:y="6.08cm">
          <text:p text:style-name="P13"><text:span text:style-name="T5">Link register (LR)</text:span></text:p>
          <draw:enhanced-geometry svg:viewBox="0 0 21600 21600" draw:type="rectangle" draw:enhanced-path="M 0 0 L 21600 0 21600 21600 0 21600 0 0 Z N"/>
        </draw:custom-shape>
        <draw:custom-shape draw:style-name="gr71" draw:text-style-name="P13" draw:layer="layout" svg:width="1.588cm" svg:height="0.318cm" svg:x="26.717cm" svg:y="5.762cm">
          <text:p text:style-name="P13"><text:span text:style-name="T5">IRG register (IR)</text:span></text:p>
          <draw:enhanced-geometry svg:viewBox="0 0 21600 21600" draw:type="rectangle" draw:enhanced-path="M 0 0 L 21600 0 21600 21600 0 21600 0 0 Z N"/>
        </draw:custom-shape>
        <draw:custom-shape draw:style-name="gr72" draw:text-style-name="P13" draw:layer="layout" svg:width="1.588cm" svg:height="0.317cm" svg:x="26.717cm" svg:y="5.445cm">
          <text:p text:style-name="P13"><text:span text:style-name="T5">Buffer register (BR)</text:span></text:p>
          <draw:enhanced-geometry svg:viewBox="0 0 21600 21600" draw:type="rectangle" draw:enhanced-path="M 0 0 L 21600 0 21600 21600 0 21600 0 0 Z N"/>
        </draw:custom-shape>
        <draw:line draw:style-name="gr73" draw:text-style-name="P8" draw:layer="layout" svg:x1="22.347cm" svg:y1="2.905cm" svg:x2="22.347cm" svg:y2="3.54cm">
          <text:p/>
        </draw:line>
        <draw:line draw:style-name="gr18" draw:text-style-name="P8" draw:layer="layout" svg:x1="22.347cm" svg:y1="2.905cm" svg:x2="27.427cm" svg:y2="2.905cm">
          <text:p/>
        </draw:line>
        <draw:line draw:style-name="gr18" draw:text-style-name="P8" draw:layer="layout" svg:x1="27.427cm" svg:y1="3.857cm" svg:x2="27.427cm" svg:y2="2.905cm">
          <text:p/>
        </draw:line>
        <draw:frame draw:style-name="gr24" draw:text-style-name="P15" draw:layer="layout" svg:width="1.531cm" svg:height="0.408cm" svg:x="26.157cm" svg:y="2.587cm">
          <draw:text-box>
            <text:p><text:span text:style-name="T4">Pr</text:span><text:span text:style-name="T4">o</text:span><text:span text:style-name="T4">gr</text:span><text:span text:style-name="T4">a</text:span><text:span text:style-name="T4">m </text:span><text:span text:style-name="T4">c</text:span><text:span text:style-name="T4">o</text:span><text:span text:style-name="T4">u</text:span><text:span text:style-name="T4">nt</text:span><text:span text:style-name="T4">e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9T00:52:31.798894684</meta:creation-date>
    <meta:generator>LibreOffice/7.1.3.2$Linux_X86_64 LibreOffice_project/47f78053abe362b9384784d31a6e56f8511eb1c1</meta:generator>
    <dc:date>2022-02-19T09:02:25.526397724</dc:date>
    <meta:editing-duration>PT1H27M20S</meta:editing-duration>
    <meta:editing-cycles>51</meta:editing-cycles>
    <meta:document-statistic meta:object-count="216"/>
  </office:meta>
</office:document-meta>
</file>